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63cm"/>
    </style:style>
    <style:style style:name="co2" style:family="table-column">
      <style:table-column-properties fo:break-before="auto" style:column-width="3.545cm"/>
    </style:style>
    <style:style style:name="co3" style:family="table-column">
      <style:table-column-properties fo:break-before="auto" style:column-width="0.718cm"/>
    </style:style>
    <style:style style:name="co4" style:family="table-column">
      <style:table-column-properties fo:break-before="auto" style:column-width="1.131cm"/>
    </style:style>
    <style:style style:name="co6" style:family="table-column">
      <style:table-column-properties fo:break-before="auto" style:column-width="1.138cm"/>
    </style:style>
    <style:style style:name="ro5" style:family="table-row">
      <style:table-row-properties style:row-height="0.466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478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0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b2b2b2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0.06pt solid #000000" fo:padding="0.071cm" style:rotation-align="none"/>
    </style:style>
    <style:style style:name="ce6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0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text-line-through-type="none" style:font-weight-complex="bold" style:font-weight-asian="bold" fo:font-weight="bold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" style:text-outline="false" fo:font-style="normal"/>
    </style:style>
    <style:style style:name="T2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" style:text-outline="false" fo:font-style="normal" style:font-weight-complex="normal" fo:font-weight="normal" style:font-weight-asian="normal"/>
    </style:style>
    <style:style style:name="T3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" style:text-outline="false" fo:font-style="normal" fo:font-weight="bold" style:font-weight-asian="bold" style:font-weight-complex="bold"/>
    </style:style>
    <style:style style:name="T4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" style:text-outline="false" fo:font-style="normal" fo:font-weight="normal" style:font-weight-asian="normal" style:font-weight-complex="normal"/>
    </style:style>
    <style:style style:name="T5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" style:text-outline="false" fo:font-style="normal" style:font-weight-asian="bold" style:font-weight-complex="bold" fo:font-weight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4">
        <office:forms form:automatic-focus="false" form:apply-design-mode="false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6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32" table:default-cell-style-name="ce7"/>
        <table:table-column table:style-name="co5" table:number-columns-repeated="767" table:default-cell-style-name="Default"/>
        <table:table-row table:style-name="ro2">
          <table:table-cell table:style-name="ce2" table:number-columns-repeated="2"/>
          <table:table-cell office:value-type="string" calcext:value-type="string">
            <text:p>in die farbigen Zellen eingeben: <text:span text:style-name="T1">r</text:span><text:span text:style-name="T2"> für richtig, </text:span><text:span text:style-name="T3">f</text:span><text:span text:style-name="T4"> für falsch, </text:span><text:span text:style-name="T5">n</text:span><text:span text:style-name="T4"> für nicht bearbeitet (</text:span><text:span text:style-name="T3">bitte das n nicht weglassen</text:span><text:span text:style-name="T4">)</text:span></text:p>
          </table:table-cell>
          <table:table-cell table:number-columns-repeated="10"/>
          <table:table-cell table:style-name="ce2" table:number-columns-repeated="13"/>
          <table:table-cell table:style-name="ce12" table:number-columns-repeated="998"/>
        </table:table-row>
        <table:table-row table:style-name="ro3">
          <table:table-cell table:style-name="ce2" table:number-columns-repeated="2"/>
          <table:table-cell table:style-name="ce9" office:value-type="string" calcext:value-type="string">
            <text:p>In der letzten Spalte stehen anschließend die Punkte für das jeweilige Kind</text:p>
          </table:table-cell>
          <table:table-cell table:style-name="ce2" table:number-columns-repeated="23"/>
          <table:table-cell table:style-name="ce12" table:number-columns-repeated="998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<text:a xlink:href="https://mathe-jung-alt.de/mkv" xlink:type="simple">Gleich nach dem Ausfüllen und Speichern über die Minikänguru-Anwendung hochladen: https://mathe-jung-alt.de/mkv</text:a></text:p>
          </table:table-cell>
          <table:table-cell table:style-name="ce2" table:number-columns-repeated="23"/>
          <table:table-cell table:style-name="ce12" table:number-columns-repeated="998"/>
        </table:table-row>
        <table:table-row table:style-name="ro2">
          <table:table-cell table:style-name="ce2" table:number-columns-repeated="26"/>
          <table:table-cell table:style-name="ce12" table:number-columns-repeated="998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-1</text:p>
          </table:table-cell>
          <table:table-cell table:style-name="ce3"/>
          <table:table-cell table:style-name="ce3" office:value-type="string" calcext:value-type="string">
            <text:p>A-2</text:p>
          </table:table-cell>
          <table:table-cell table:style-name="ce3"/>
          <table:table-cell table:style-name="ce3" office:value-type="string" calcext:value-type="string">
            <text:p>A-3</text:p>
          </table:table-cell>
          <table:table-cell table:style-name="ce3"/>
          <table:table-cell table:style-name="ce3" office:value-type="string" calcext:value-type="string">
            <text:p>A-4</text:p>
          </table:table-cell>
          <table:table-cell table:style-name="ce3"/>
          <table:table-cell table:style-name="ce3" office:value-type="string" calcext:value-type="string">
            <text:p>B-1</text:p>
          </table:table-cell>
          <table:table-cell table:style-name="ce3"/>
          <table:table-cell table:style-name="ce3" office:value-type="string" calcext:value-type="string">
            <text:p>B-2</text:p>
          </table:table-cell>
          <table:table-cell table:style-name="ce3"/>
          <table:table-cell table:style-name="ce3" office:value-type="string" calcext:value-type="string">
            <text:p>B-3</text:p>
          </table:table-cell>
          <table:table-cell table:style-name="ce3"/>
          <table:table-cell table:style-name="ce3" office:value-type="string" calcext:value-type="string">
            <text:p>B-4</text:p>
          </table:table-cell>
          <table:table-cell table:style-name="ce3"/>
          <table:table-cell table:style-name="ce3" office:value-type="string" calcext:value-type="string">
            <text:p>C-1</text:p>
          </table:table-cell>
          <table:table-cell table:style-name="ce3"/>
          <table:table-cell table:style-name="ce3" office:value-type="string" calcext:value-type="string">
            <text:p>C-2</text:p>
          </table:table-cell>
          <table:table-cell table:style-name="ce3"/>
          <table:table-cell table:style-name="ce3" office:value-type="string" calcext:value-type="string">
            <text:p>C-3</text:p>
          </table:table-cell>
          <table:table-cell table:style-name="ce3"/>
          <table:table-cell table:style-name="ce3" office:value-type="string" calcext:value-type="string">
            <text:p>C-4</text:p>
          </table:table-cell>
          <table:table-cell table:style-name="ce3"/>
          <table:table-cell table:style-name="ce3" office:value-type="string" calcext:value-type="string">
            <text:p>Punkte</text:p>
          </table:table-cell>
          <table:table-cell table:style-name="ce12" table:number-columns-repeated="998"/>
        </table:table-row>
        <table:table-row table:style-name="ro2">
          <table:table-cell table:style-name="ce4"/>
          <table:table-cell table:style-name="ce8" office:value-type="string" calcext:value-type="string">
            <text:p>r</text:p>
          </table:table-cell>
          <table:table-cell table:style-name="ce6" table:formula="of:=IF([.B6]=&quot;r&quot;;3;IF([.B6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D6]=&quot;r&quot;;3;IF([.D6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F6]=&quot;r&quot;;3;IF([.F6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H6]=&quot;r&quot;;3;IF([.H6]=&quot;f&quot;;-0.75;0))" office:value-type="float" office:value="3" calcext:value-type="float">
            <text:p>3</text:p>
          </table:table-cell>
          <table:table-cell table:style-name="ce10" office:value-type="string" calcext:value-type="string">
            <text:p>r</text:p>
          </table:table-cell>
          <table:table-cell table:style-name="ce6" table:formula="of:=IF([.J6]=&quot;r&quot;;4;IF([.J6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f</text:p>
          </table:table-cell>
          <table:table-cell table:style-name="ce6" table:formula="of:=IF([.L6]=&quot;r&quot;;4;IF([.L6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r</text:p>
          </table:table-cell>
          <table:table-cell table:style-name="ce6" table:formula="of:=IF([.N6]=&quot;r&quot;;4;IF([.N6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r</text:p>
          </table:table-cell>
          <table:table-cell table:style-name="ce6" table:formula="of:=IF([.P6]=&quot;r&quot;;4;IF([.P6]=&quot;f&quot;;-1;0))" office:value-type="float" office:value="4" calcext:value-type="float">
            <text:p>4</text:p>
          </table:table-cell>
          <table:table-cell table:style-name="ce11" office:value-type="string" calcext:value-type="string">
            <text:p>r</text:p>
          </table:table-cell>
          <table:table-cell table:style-name="ce6" table:formula="of:=IF([.R6]=&quot;r&quot;;5;IF([.R6]=&quot;f&quot;;-1.25;0))" office:value-type="float" office:value="5" calcext:value-type="float">
            <text:p>5</text:p>
          </table:table-cell>
          <table:table-cell table:style-name="ce11" office:value-type="string" calcext:value-type="string">
            <text:p>r</text:p>
          </table:table-cell>
          <table:table-cell table:style-name="ce6" table:formula="of:=IF([.T6]=&quot;r&quot;;5;IF([.T6]=&quot;f&quot;;-1.25;0))" office:value-type="float" office:value="5" calcext:value-type="float">
            <text:p>5</text:p>
          </table:table-cell>
          <table:table-cell table:style-name="ce11" office:value-type="string" calcext:value-type="string">
            <text:p>n</text:p>
          </table:table-cell>
          <table:table-cell table:style-name="ce6" table:formula="of:=IF([.V6]=&quot;r&quot;;5;IF([.V6]=&quot;f&quot;;-1.25;0))" office:value-type="float" office:value="0" calcext:value-type="float">
            <text:p>0</text:p>
          </table:table-cell>
          <table:table-cell table:style-name="ce11" office:value-type="string" calcext:value-type="string">
            <text:p>r</text:p>
          </table:table-cell>
          <table:table-cell table:style-name="ce6" table:formula="of:=IF([.X6]=&quot;r&quot;;5;IF([.X6]=&quot;f&quot;;-1.25;0))" office:value-type="float" office:value="5" calcext:value-type="float">
            <text:p>5</text:p>
          </table:table-cell>
          <table:table-cell table:style-name="ce6" table:formula="of:=12+SUM([.C6:.Y6])" office:value-type="float" office:value="50" calcext:value-type="float">
            <text:p>50</text:p>
          </table:table-cell>
          <table:table-cell table:style-name="ce13" table:number-columns-repeated="998"/>
        </table:table-row>
        <table:table-row table:style-name="ro2">
          <table:table-cell table:style-name="ce4"/>
          <table:table-cell table:style-name="ce8" office:value-type="string" calcext:value-type="string">
            <text:p>f</text:p>
          </table:table-cell>
          <table:table-cell table:style-name="ce6" table:formula="of:=IF([.B7]=&quot;r&quot;;3;IF([.B7]=&quot;f&quot;;-0.75;0))" office:value-type="float" office:value="-0.75" calcext:value-type="float">
            <text:p>-0,75</text:p>
          </table:table-cell>
          <table:table-cell table:style-name="ce8" office:value-type="string" calcext:value-type="string">
            <text:p>n</text:p>
          </table:table-cell>
          <table:table-cell table:style-name="ce6" table:formula="of:=IF([.D7]=&quot;r&quot;;3;IF([.D7]=&quot;f&quot;;-0.75;0))" office:value-type="float" office:value="0" calcext:value-type="float">
            <text:p>0</text:p>
          </table:table-cell>
          <table:table-cell table:style-name="ce8" office:value-type="string" calcext:value-type="string">
            <text:p>r</text:p>
          </table:table-cell>
          <table:table-cell table:style-name="ce6" table:formula="of:=IF([.F7]=&quot;r&quot;;3;IF([.F7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6" table:formula="of:=IF([.H7]=&quot;r&quot;;3;IF([.H7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r</text:p>
          </table:table-cell>
          <table:table-cell table:style-name="ce6" table:formula="of:=IF([.J7]=&quot;r&quot;;4;IF([.J7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f</text:p>
          </table:table-cell>
          <table:table-cell table:style-name="ce6" table:formula="of:=IF([.L7]=&quot;r&quot;;4;IF([.L7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r</text:p>
          </table:table-cell>
          <table:table-cell table:style-name="ce6" table:formula="of:=IF([.N7]=&quot;r&quot;;4;IF([.N7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6" table:formula="of:=IF([.P7]=&quot;r&quot;;4;IF([.P7]=&quot;f&quot;;-1;0))" office:value-type="float" office:value="0" calcext:value-type="float">
            <text:p>0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R7]=&quot;r&quot;;5;IF([.R7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T7]=&quot;r&quot;;5;IF([.T7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f</text:p>
          </table:table-cell>
          <table:table-cell table:style-name="ce6" table:formula="of:=IF([.V7]=&quot;r&quot;;5;IF([.V7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n</text:p>
          </table:table-cell>
          <table:table-cell table:style-name="ce6" table:formula="of:=IF([.X7]=&quot;r&quot;;5;IF([.X7]=&quot;f&quot;;-1.25;0))" office:value-type="float" office:value="0" calcext:value-type="float">
            <text:p>0</text:p>
          </table:table-cell>
          <table:table-cell table:style-name="ce6" table:formula="of:=12+SUM([.C7:.Y7])" office:value-type="float" office:value="16.75" calcext:value-type="float">
            <text:p>16,75</text:p>
          </table:table-cell>
          <table:table-cell table:number-columns-repeated="998"/>
        </table:table-row>
        <table:table-row table:style-name="ro2">
          <table:table-cell table:style-name="ce4"/>
          <table:table-cell table:style-name="ce8"/>
          <table:table-cell table:style-name="ce6" table:formula="of:=IF([.B8]=&quot;r&quot;;3;IF([.B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8]=&quot;r&quot;;3;IF([.D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8]=&quot;r&quot;;3;IF([.F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8]=&quot;r&quot;;3;IF([.H8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8]=&quot;r&quot;;4;IF([.J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8]=&quot;r&quot;;4;IF([.L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8]=&quot;r&quot;;4;IF([.N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8]=&quot;r&quot;;4;IF([.P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8]=&quot;r&quot;;5;IF([.R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8]=&quot;r&quot;;5;IF([.T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8]=&quot;r&quot;;5;IF([.V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8]=&quot;r&quot;;5;IF([.X8]=&quot;f&quot;;-1.25;0))" office:value-type="float" office:value="0" calcext:value-type="float">
            <text:p>0</text:p>
          </table:table-cell>
          <table:table-cell table:style-name="ce6" table:formula="of:=12+SUM([.C8:.Y8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4"/>
          <table:table-cell table:style-name="ce8"/>
          <table:table-cell table:style-name="ce6" table:formula="of:=IF([.B9]=&quot;r&quot;;3;IF([.B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9]=&quot;r&quot;;3;IF([.D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9]=&quot;r&quot;;3;IF([.F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9]=&quot;r&quot;;3;IF([.H9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9]=&quot;r&quot;;4;IF([.J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9]=&quot;r&quot;;4;IF([.L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9]=&quot;r&quot;;4;IF([.N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9]=&quot;r&quot;;4;IF([.P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9]=&quot;r&quot;;5;IF([.R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9]=&quot;r&quot;;5;IF([.T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9]=&quot;r&quot;;5;IF([.V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9]=&quot;r&quot;;5;IF([.X9]=&quot;f&quot;;-1.25;0))" office:value-type="float" office:value="0" calcext:value-type="float">
            <text:p>0</text:p>
          </table:table-cell>
          <table:table-cell table:style-name="ce6" table:formula="of:=12+SUM([.C9:.Y9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4"/>
          <table:table-cell table:style-name="ce8"/>
          <table:table-cell table:style-name="ce6" table:formula="of:=IF([.B10]=&quot;r&quot;;3;IF([.B1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0]=&quot;r&quot;;3;IF([.D1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0]=&quot;r&quot;;3;IF([.F1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0]=&quot;r&quot;;3;IF([.H10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0]=&quot;r&quot;;4;IF([.J1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0]=&quot;r&quot;;4;IF([.L1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0]=&quot;r&quot;;4;IF([.N1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0]=&quot;r&quot;;4;IF([.P1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0]=&quot;r&quot;;5;IF([.R1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0]=&quot;r&quot;;5;IF([.T1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0]=&quot;r&quot;;5;IF([.V1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0]=&quot;r&quot;;5;IF([.X10]=&quot;f&quot;;-1.25;0))" office:value-type="float" office:value="0" calcext:value-type="float">
            <text:p>0</text:p>
          </table:table-cell>
          <table:table-cell table:style-name="ce6" table:formula="of:=12+SUM([.C10:.Y10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4"/>
          <table:table-cell table:style-name="ce8"/>
          <table:table-cell table:style-name="ce6" table:formula="of:=IF([.B11]=&quot;r&quot;;3;IF([.B1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1]=&quot;r&quot;;3;IF([.D1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1]=&quot;r&quot;;3;IF([.F1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1]=&quot;r&quot;;3;IF([.H11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1]=&quot;r&quot;;4;IF([.J1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1]=&quot;r&quot;;4;IF([.L1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1]=&quot;r&quot;;4;IF([.N1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1]=&quot;r&quot;;4;IF([.P1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1]=&quot;r&quot;;5;IF([.R1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1]=&quot;r&quot;;5;IF([.T1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1]=&quot;r&quot;;5;IF([.V1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1]=&quot;r&quot;;5;IF([.X11]=&quot;f&quot;;-1.25;0))" office:value-type="float" office:value="0" calcext:value-type="float">
            <text:p>0</text:p>
          </table:table-cell>
          <table:table-cell table:style-name="ce6" table:formula="of:=12+SUM([.C11:.Y11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4"/>
          <table:table-cell table:style-name="ce8"/>
          <table:table-cell table:style-name="ce6" table:formula="of:=IF([.B12]=&quot;r&quot;;3;IF([.B1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2]=&quot;r&quot;;3;IF([.D1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2]=&quot;r&quot;;3;IF([.F1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2]=&quot;r&quot;;3;IF([.H12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2]=&quot;r&quot;;4;IF([.J1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2]=&quot;r&quot;;4;IF([.L1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2]=&quot;r&quot;;4;IF([.N1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2]=&quot;r&quot;;4;IF([.P1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2]=&quot;r&quot;;5;IF([.R1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2]=&quot;r&quot;;5;IF([.T1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2]=&quot;r&quot;;5;IF([.V1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2]=&quot;r&quot;;5;IF([.X12]=&quot;f&quot;;-1.25;0))" office:value-type="float" office:value="0" calcext:value-type="float">
            <text:p>0</text:p>
          </table:table-cell>
          <table:table-cell table:style-name="ce6" table:formula="of:=12+SUM([.C12:.Y12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4"/>
          <table:table-cell table:style-name="ce8"/>
          <table:table-cell table:style-name="ce6" table:formula="of:=IF([.B13]=&quot;r&quot;;3;IF([.B1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3]=&quot;r&quot;;3;IF([.D1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3]=&quot;r&quot;;3;IF([.F1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3]=&quot;r&quot;;3;IF([.H13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3]=&quot;r&quot;;4;IF([.J1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3]=&quot;r&quot;;4;IF([.L1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3]=&quot;r&quot;;4;IF([.N1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3]=&quot;r&quot;;4;IF([.P1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3]=&quot;r&quot;;5;IF([.R1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3]=&quot;r&quot;;5;IF([.T1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3]=&quot;r&quot;;5;IF([.V1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3]=&quot;r&quot;;5;IF([.X13]=&quot;f&quot;;-1.25;0))" office:value-type="float" office:value="0" calcext:value-type="float">
            <text:p>0</text:p>
          </table:table-cell>
          <table:table-cell table:style-name="ce6" table:formula="of:=12+SUM([.C13:.Y13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4"/>
          <table:table-cell table:style-name="ce8"/>
          <table:table-cell table:style-name="ce6" table:formula="of:=IF([.B14]=&quot;r&quot;;3;IF([.B1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4]=&quot;r&quot;;3;IF([.D1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4]=&quot;r&quot;;3;IF([.F1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4]=&quot;r&quot;;3;IF([.H14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4]=&quot;r&quot;;4;IF([.J1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4]=&quot;r&quot;;4;IF([.L1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4]=&quot;r&quot;;4;IF([.N1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4]=&quot;r&quot;;4;IF([.P1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4]=&quot;r&quot;;5;IF([.R1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4]=&quot;r&quot;;5;IF([.T1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4]=&quot;r&quot;;5;IF([.V1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4]=&quot;r&quot;;5;IF([.X14]=&quot;f&quot;;-1.25;0))" office:value-type="float" office:value="0" calcext:value-type="float">
            <text:p>0</text:p>
          </table:table-cell>
          <table:table-cell table:style-name="ce6" table:formula="of:=12+SUM([.C14:.Y14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4"/>
          <table:table-cell table:style-name="ce8"/>
          <table:table-cell table:style-name="ce6" table:formula="of:=IF([.B15]=&quot;r&quot;;3;IF([.B1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5]=&quot;r&quot;;3;IF([.D1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5]=&quot;r&quot;;3;IF([.F1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5]=&quot;r&quot;;3;IF([.H15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5]=&quot;r&quot;;4;IF([.J1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5]=&quot;r&quot;;4;IF([.L1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5]=&quot;r&quot;;4;IF([.N1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5]=&quot;r&quot;;4;IF([.P1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5]=&quot;r&quot;;5;IF([.R1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5]=&quot;r&quot;;5;IF([.T1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5]=&quot;r&quot;;5;IF([.V1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5]=&quot;r&quot;;5;IF([.X15]=&quot;f&quot;;-1.25;0))" office:value-type="float" office:value="0" calcext:value-type="float">
            <text:p>0</text:p>
          </table:table-cell>
          <table:table-cell table:style-name="ce6" table:formula="of:=12+SUM([.C15:.Y15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6]=&quot;r&quot;;3;IF([.B1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6]=&quot;r&quot;;3;IF([.D1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6]=&quot;r&quot;;3;IF([.F1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6]=&quot;r&quot;;3;IF([.H16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6]=&quot;r&quot;;4;IF([.J1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6]=&quot;r&quot;;4;IF([.L1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6]=&quot;r&quot;;4;IF([.N1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6]=&quot;r&quot;;4;IF([.P1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6]=&quot;r&quot;;5;IF([.R1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6]=&quot;r&quot;;5;IF([.T1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6]=&quot;r&quot;;5;IF([.V1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6]=&quot;r&quot;;5;IF([.X16]=&quot;f&quot;;-1.25;0))" office:value-type="float" office:value="0" calcext:value-type="float">
            <text:p>0</text:p>
          </table:table-cell>
          <table:table-cell table:style-name="ce6" table:formula="of:=12+SUM([.C16:.Y16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7]=&quot;r&quot;;3;IF([.B1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7]=&quot;r&quot;;3;IF([.D1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7]=&quot;r&quot;;3;IF([.F1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7]=&quot;r&quot;;3;IF([.H17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7]=&quot;r&quot;;4;IF([.J1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7]=&quot;r&quot;;4;IF([.L1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7]=&quot;r&quot;;4;IF([.N1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7]=&quot;r&quot;;4;IF([.P1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7]=&quot;r&quot;;5;IF([.R1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7]=&quot;r&quot;;5;IF([.T1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7]=&quot;r&quot;;5;IF([.V1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7]=&quot;r&quot;;5;IF([.X17]=&quot;f&quot;;-1.25;0))" office:value-type="float" office:value="0" calcext:value-type="float">
            <text:p>0</text:p>
          </table:table-cell>
          <table:table-cell table:style-name="ce6" table:formula="of:=12+SUM([.C17:.Y17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8]=&quot;r&quot;;3;IF([.B1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8]=&quot;r&quot;;3;IF([.D1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8]=&quot;r&quot;;3;IF([.F1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8]=&quot;r&quot;;3;IF([.H18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8]=&quot;r&quot;;4;IF([.J1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8]=&quot;r&quot;;4;IF([.L1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8]=&quot;r&quot;;4;IF([.N1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8]=&quot;r&quot;;4;IF([.P1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8]=&quot;r&quot;;5;IF([.R1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8]=&quot;r&quot;;5;IF([.T1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8]=&quot;r&quot;;5;IF([.V1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8]=&quot;r&quot;;5;IF([.X18]=&quot;f&quot;;-1.25;0))" office:value-type="float" office:value="0" calcext:value-type="float">
            <text:p>0</text:p>
          </table:table-cell>
          <table:table-cell table:style-name="ce6" table:formula="of:=12+SUM([.C18:.Y18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9]=&quot;r&quot;;3;IF([.B1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9]=&quot;r&quot;;3;IF([.D1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9]=&quot;r&quot;;3;IF([.F1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9]=&quot;r&quot;;3;IF([.H19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9]=&quot;r&quot;;4;IF([.J1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9]=&quot;r&quot;;4;IF([.L1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9]=&quot;r&quot;;4;IF([.N1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9]=&quot;r&quot;;4;IF([.P1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9]=&quot;r&quot;;5;IF([.R1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9]=&quot;r&quot;;5;IF([.T1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9]=&quot;r&quot;;5;IF([.V1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9]=&quot;r&quot;;5;IF([.X19]=&quot;f&quot;;-1.25;0))" office:value-type="float" office:value="0" calcext:value-type="float">
            <text:p>0</text:p>
          </table:table-cell>
          <table:table-cell table:style-name="ce6" table:formula="of:=12+SUM([.C19:.Y19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20]=&quot;r&quot;;3;IF([.B2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20]=&quot;r&quot;;3;IF([.D2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20]=&quot;r&quot;;3;IF([.F2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20]=&quot;r&quot;;3;IF([.H20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20]=&quot;r&quot;;4;IF([.J2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20]=&quot;r&quot;;4;IF([.L2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20]=&quot;r&quot;;4;IF([.N2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20]=&quot;r&quot;;4;IF([.P2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20]=&quot;r&quot;;5;IF([.R2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20]=&quot;r&quot;;5;IF([.T2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20]=&quot;r&quot;;5;IF([.V2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20]=&quot;r&quot;;5;IF([.X20]=&quot;f&quot;;-1.25;0))" office:value-type="float" office:value="0" calcext:value-type="float">
            <text:p>0</text:p>
          </table:table-cell>
          <table:table-cell table:style-name="ce6" table:formula="of:=12+SUM([.C20:.Y20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21]=&quot;r&quot;;3;IF([.B2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21]=&quot;r&quot;;3;IF([.D2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21]=&quot;r&quot;;3;IF([.F2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21]=&quot;r&quot;;3;IF([.H21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21]=&quot;r&quot;;4;IF([.J2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21]=&quot;r&quot;;4;IF([.L2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21]=&quot;r&quot;;4;IF([.N2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21]=&quot;r&quot;;4;IF([.P2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21]=&quot;r&quot;;5;IF([.R2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21]=&quot;r&quot;;5;IF([.T2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21]=&quot;r&quot;;5;IF([.V2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21]=&quot;r&quot;;5;IF([.X21]=&quot;f&quot;;-1.25;0))" office:value-type="float" office:value="0" calcext:value-type="float">
            <text:p>0</text:p>
          </table:table-cell>
          <table:table-cell table:style-name="ce6" table:formula="of:=12+SUM([.C21:.Y21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22]=&quot;r&quot;;3;IF([.B2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22]=&quot;r&quot;;3;IF([.D2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22]=&quot;r&quot;;3;IF([.F2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22]=&quot;r&quot;;3;IF([.H22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22]=&quot;r&quot;;4;IF([.J2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22]=&quot;r&quot;;4;IF([.L2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22]=&quot;r&quot;;4;IF([.N2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22]=&quot;r&quot;;4;IF([.P2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22]=&quot;r&quot;;5;IF([.R2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22]=&quot;r&quot;;5;IF([.T2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22]=&quot;r&quot;;5;IF([.V2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22]=&quot;r&quot;;5;IF([.X22]=&quot;f&quot;;-1.25;0))" office:value-type="float" office:value="0" calcext:value-type="float">
            <text:p>0</text:p>
          </table:table-cell>
          <table:table-cell table:style-name="ce6" table:formula="of:=12+SUM([.C22:.Y22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23]=&quot;r&quot;;3;IF([.B2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23]=&quot;r&quot;;3;IF([.D2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23]=&quot;r&quot;;3;IF([.F2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23]=&quot;r&quot;;3;IF([.H23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23]=&quot;r&quot;;4;IF([.J2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23]=&quot;r&quot;;4;IF([.L2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23]=&quot;r&quot;;4;IF([.N2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23]=&quot;r&quot;;4;IF([.P2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23]=&quot;r&quot;;5;IF([.R2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23]=&quot;r&quot;;5;IF([.T2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23]=&quot;r&quot;;5;IF([.V2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23]=&quot;r&quot;;5;IF([.X23]=&quot;f&quot;;-1.25;0))" office:value-type="float" office:value="0" calcext:value-type="float">
            <text:p>0</text:p>
          </table:table-cell>
          <table:table-cell table:style-name="ce6" table:formula="of:=12+SUM([.C23:.Y23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24]=&quot;r&quot;;3;IF([.B2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24]=&quot;r&quot;;3;IF([.D2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24]=&quot;r&quot;;3;IF([.F2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24]=&quot;r&quot;;3;IF([.H24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24]=&quot;r&quot;;4;IF([.J2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24]=&quot;r&quot;;4;IF([.L2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24]=&quot;r&quot;;4;IF([.N2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24]=&quot;r&quot;;4;IF([.P2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24]=&quot;r&quot;;5;IF([.R2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24]=&quot;r&quot;;5;IF([.T2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24]=&quot;r&quot;;5;IF([.V2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24]=&quot;r&quot;;5;IF([.X24]=&quot;f&quot;;-1.25;0))" office:value-type="float" office:value="0" calcext:value-type="float">
            <text:p>0</text:p>
          </table:table-cell>
          <table:table-cell table:style-name="ce6" table:formula="of:=12+SUM([.C24:.Y24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25]=&quot;r&quot;;3;IF([.B2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25]=&quot;r&quot;;3;IF([.D2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25]=&quot;r&quot;;3;IF([.F2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25]=&quot;r&quot;;3;IF([.H25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25]=&quot;r&quot;;4;IF([.J2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25]=&quot;r&quot;;4;IF([.L2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25]=&quot;r&quot;;4;IF([.N2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25]=&quot;r&quot;;4;IF([.P2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25]=&quot;r&quot;;5;IF([.R2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25]=&quot;r&quot;;5;IF([.T2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25]=&quot;r&quot;;5;IF([.V2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25]=&quot;r&quot;;5;IF([.X25]=&quot;f&quot;;-1.25;0))" office:value-type="float" office:value="0" calcext:value-type="float">
            <text:p>0</text:p>
          </table:table-cell>
          <table:table-cell table:style-name="ce6" table:formula="of:=12+SUM([.C25:.Y25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26]=&quot;r&quot;;3;IF([.B2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26]=&quot;r&quot;;3;IF([.D2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26]=&quot;r&quot;;3;IF([.F2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26]=&quot;r&quot;;3;IF([.H26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26]=&quot;r&quot;;4;IF([.J2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26]=&quot;r&quot;;4;IF([.L2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26]=&quot;r&quot;;4;IF([.N2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26]=&quot;r&quot;;4;IF([.P2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26]=&quot;r&quot;;5;IF([.R2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26]=&quot;r&quot;;5;IF([.T2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26]=&quot;r&quot;;5;IF([.V2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26]=&quot;r&quot;;5;IF([.X26]=&quot;f&quot;;-1.25;0))" office:value-type="float" office:value="0" calcext:value-type="float">
            <text:p>0</text:p>
          </table:table-cell>
          <table:table-cell table:style-name="ce6" table:formula="of:=12+SUM([.C26:.Y26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27]=&quot;r&quot;;3;IF([.B2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27]=&quot;r&quot;;3;IF([.D2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27]=&quot;r&quot;;3;IF([.F2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27]=&quot;r&quot;;3;IF([.H27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27]=&quot;r&quot;;4;IF([.J2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27]=&quot;r&quot;;4;IF([.L2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27]=&quot;r&quot;;4;IF([.N2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27]=&quot;r&quot;;4;IF([.P2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27]=&quot;r&quot;;5;IF([.R2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27]=&quot;r&quot;;5;IF([.T2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27]=&quot;r&quot;;5;IF([.V2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27]=&quot;r&quot;;5;IF([.X27]=&quot;f&quot;;-1.25;0))" office:value-type="float" office:value="0" calcext:value-type="float">
            <text:p>0</text:p>
          </table:table-cell>
          <table:table-cell table:style-name="ce6" table:formula="of:=12+SUM([.C27:.Y27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28]=&quot;r&quot;;3;IF([.B2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28]=&quot;r&quot;;3;IF([.D2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28]=&quot;r&quot;;3;IF([.F2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28]=&quot;r&quot;;3;IF([.H28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28]=&quot;r&quot;;4;IF([.J2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28]=&quot;r&quot;;4;IF([.L2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28]=&quot;r&quot;;4;IF([.N2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28]=&quot;r&quot;;4;IF([.P2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28]=&quot;r&quot;;5;IF([.R2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28]=&quot;r&quot;;5;IF([.T2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28]=&quot;r&quot;;5;IF([.V2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28]=&quot;r&quot;;5;IF([.X28]=&quot;f&quot;;-1.25;0))" office:value-type="float" office:value="0" calcext:value-type="float">
            <text:p>0</text:p>
          </table:table-cell>
          <table:table-cell table:style-name="ce6" table:formula="of:=12+SUM([.C28:.Y28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29]=&quot;r&quot;;3;IF([.B2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29]=&quot;r&quot;;3;IF([.D2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29]=&quot;r&quot;;3;IF([.F2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29]=&quot;r&quot;;3;IF([.H29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29]=&quot;r&quot;;4;IF([.J2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29]=&quot;r&quot;;4;IF([.L2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29]=&quot;r&quot;;4;IF([.N2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29]=&quot;r&quot;;4;IF([.P2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29]=&quot;r&quot;;5;IF([.R2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29]=&quot;r&quot;;5;IF([.T2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29]=&quot;r&quot;;5;IF([.V2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29]=&quot;r&quot;;5;IF([.X29]=&quot;f&quot;;-1.25;0))" office:value-type="float" office:value="0" calcext:value-type="float">
            <text:p>0</text:p>
          </table:table-cell>
          <table:table-cell table:style-name="ce6" table:formula="of:=12+SUM([.C29:.Y29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30]=&quot;r&quot;;3;IF([.B3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30]=&quot;r&quot;;3;IF([.D3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30]=&quot;r&quot;;3;IF([.F3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30]=&quot;r&quot;;3;IF([.H30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30]=&quot;r&quot;;4;IF([.J3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30]=&quot;r&quot;;4;IF([.L3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30]=&quot;r&quot;;4;IF([.N3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30]=&quot;r&quot;;4;IF([.P3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30]=&quot;r&quot;;5;IF([.R3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30]=&quot;r&quot;;5;IF([.T3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30]=&quot;r&quot;;5;IF([.V3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30]=&quot;r&quot;;5;IF([.X30]=&quot;f&quot;;-1.25;0))" office:value-type="float" office:value="0" calcext:value-type="float">
            <text:p>0</text:p>
          </table:table-cell>
          <table:table-cell table:style-name="ce6" table:formula="of:=12+SUM([.C30:.Y30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31]=&quot;r&quot;;3;IF([.B3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31]=&quot;r&quot;;3;IF([.D3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31]=&quot;r&quot;;3;IF([.F3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31]=&quot;r&quot;;3;IF([.H31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31]=&quot;r&quot;;4;IF([.J3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31]=&quot;r&quot;;4;IF([.L3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31]=&quot;r&quot;;4;IF([.N3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31]=&quot;r&quot;;4;IF([.P3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31]=&quot;r&quot;;5;IF([.R3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31]=&quot;r&quot;;5;IF([.T3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31]=&quot;r&quot;;5;IF([.V3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31]=&quot;r&quot;;5;IF([.X31]=&quot;f&quot;;-1.25;0))" office:value-type="float" office:value="0" calcext:value-type="float">
            <text:p>0</text:p>
          </table:table-cell>
          <table:table-cell table:style-name="ce6" table:formula="of:=12+SUM([.C31:.Y31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32]=&quot;r&quot;;3;IF([.B3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32]=&quot;r&quot;;3;IF([.D3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32]=&quot;r&quot;;3;IF([.F3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32]=&quot;r&quot;;3;IF([.H32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32]=&quot;r&quot;;4;IF([.J3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32]=&quot;r&quot;;4;IF([.L3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32]=&quot;r&quot;;4;IF([.N3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32]=&quot;r&quot;;4;IF([.P3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32]=&quot;r&quot;;5;IF([.R3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32]=&quot;r&quot;;5;IF([.T3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32]=&quot;r&quot;;5;IF([.V3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32]=&quot;r&quot;;5;IF([.X32]=&quot;f&quot;;-1.25;0))" office:value-type="float" office:value="0" calcext:value-type="float">
            <text:p>0</text:p>
          </table:table-cell>
          <table:table-cell table:style-name="ce6" table:formula="of:=12+SUM([.C32:.Y32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33]=&quot;r&quot;;3;IF([.B3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33]=&quot;r&quot;;3;IF([.D3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33]=&quot;r&quot;;3;IF([.F3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33]=&quot;r&quot;;3;IF([.H33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33]=&quot;r&quot;;4;IF([.J3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33]=&quot;r&quot;;4;IF([.L3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33]=&quot;r&quot;;4;IF([.N3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33]=&quot;r&quot;;4;IF([.P3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33]=&quot;r&quot;;5;IF([.R3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33]=&quot;r&quot;;5;IF([.T3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33]=&quot;r&quot;;5;IF([.V3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33]=&quot;r&quot;;5;IF([.X33]=&quot;f&quot;;-1.25;0))" office:value-type="float" office:value="0" calcext:value-type="float">
            <text:p>0</text:p>
          </table:table-cell>
          <table:table-cell table:style-name="ce6" table:formula="of:=12+SUM([.C33:.Y33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34]=&quot;r&quot;;3;IF([.B3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34]=&quot;r&quot;;3;IF([.D3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34]=&quot;r&quot;;3;IF([.F3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34]=&quot;r&quot;;3;IF([.H34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34]=&quot;r&quot;;4;IF([.J3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34]=&quot;r&quot;;4;IF([.L3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34]=&quot;r&quot;;4;IF([.N3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34]=&quot;r&quot;;4;IF([.P3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34]=&quot;r&quot;;5;IF([.R3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34]=&quot;r&quot;;5;IF([.T3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34]=&quot;r&quot;;5;IF([.V3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34]=&quot;r&quot;;5;IF([.X34]=&quot;f&quot;;-1.25;0))" office:value-type="float" office:value="0" calcext:value-type="float">
            <text:p>0</text:p>
          </table:table-cell>
          <table:table-cell table:style-name="ce6" table:formula="of:=12+SUM([.C34:.Y34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35]=&quot;r&quot;;3;IF([.B3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35]=&quot;r&quot;;3;IF([.D3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35]=&quot;r&quot;;3;IF([.F3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35]=&quot;r&quot;;3;IF([.H35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35]=&quot;r&quot;;4;IF([.J3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35]=&quot;r&quot;;4;IF([.L3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35]=&quot;r&quot;;4;IF([.N3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35]=&quot;r&quot;;4;IF([.P3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35]=&quot;r&quot;;5;IF([.R3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35]=&quot;r&quot;;5;IF([.T3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35]=&quot;r&quot;;5;IF([.V3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35]=&quot;r&quot;;5;IF([.X35]=&quot;f&quot;;-1.25;0))" office:value-type="float" office:value="0" calcext:value-type="float">
            <text:p>0</text:p>
          </table:table-cell>
          <table:table-cell table:style-name="ce6" table:formula="of:=12+SUM([.C35:.Y35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36]=&quot;r&quot;;3;IF([.B3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36]=&quot;r&quot;;3;IF([.D3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36]=&quot;r&quot;;3;IF([.F3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36]=&quot;r&quot;;3;IF([.H36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36]=&quot;r&quot;;4;IF([.J3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36]=&quot;r&quot;;4;IF([.L3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36]=&quot;r&quot;;4;IF([.N3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36]=&quot;r&quot;;4;IF([.P3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36]=&quot;r&quot;;5;IF([.R3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36]=&quot;r&quot;;5;IF([.T3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36]=&quot;r&quot;;5;IF([.V3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36]=&quot;r&quot;;5;IF([.X36]=&quot;f&quot;;-1.25;0))" office:value-type="float" office:value="0" calcext:value-type="float">
            <text:p>0</text:p>
          </table:table-cell>
          <table:table-cell table:style-name="ce6" table:formula="of:=12+SUM([.C36:.Y36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37]=&quot;r&quot;;3;IF([.B3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37]=&quot;r&quot;;3;IF([.D3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37]=&quot;r&quot;;3;IF([.F3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37]=&quot;r&quot;;3;IF([.H37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37]=&quot;r&quot;;4;IF([.J3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37]=&quot;r&quot;;4;IF([.L3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37]=&quot;r&quot;;4;IF([.N3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37]=&quot;r&quot;;4;IF([.P3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37]=&quot;r&quot;;5;IF([.R3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37]=&quot;r&quot;;5;IF([.T3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37]=&quot;r&quot;;5;IF([.V3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37]=&quot;r&quot;;5;IF([.X37]=&quot;f&quot;;-1.25;0))" office:value-type="float" office:value="0" calcext:value-type="float">
            <text:p>0</text:p>
          </table:table-cell>
          <table:table-cell table:style-name="ce6" table:formula="of:=12+SUM([.C37:.Y37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38]=&quot;r&quot;;3;IF([.B3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38]=&quot;r&quot;;3;IF([.D3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38]=&quot;r&quot;;3;IF([.F3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38]=&quot;r&quot;;3;IF([.H38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38]=&quot;r&quot;;4;IF([.J3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38]=&quot;r&quot;;4;IF([.L3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38]=&quot;r&quot;;4;IF([.N3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38]=&quot;r&quot;;4;IF([.P3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38]=&quot;r&quot;;5;IF([.R3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38]=&quot;r&quot;;5;IF([.T3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38]=&quot;r&quot;;5;IF([.V3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38]=&quot;r&quot;;5;IF([.X38]=&quot;f&quot;;-1.25;0))" office:value-type="float" office:value="0" calcext:value-type="float">
            <text:p>0</text:p>
          </table:table-cell>
          <table:table-cell table:style-name="ce6" table:formula="of:=12+SUM([.C38:.Y38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39]=&quot;r&quot;;3;IF([.B3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39]=&quot;r&quot;;3;IF([.D3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39]=&quot;r&quot;;3;IF([.F3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39]=&quot;r&quot;;3;IF([.H39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39]=&quot;r&quot;;4;IF([.J3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39]=&quot;r&quot;;4;IF([.L3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39]=&quot;r&quot;;4;IF([.N3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39]=&quot;r&quot;;4;IF([.P3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39]=&quot;r&quot;;5;IF([.R3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39]=&quot;r&quot;;5;IF([.T3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39]=&quot;r&quot;;5;IF([.V3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39]=&quot;r&quot;;5;IF([.X39]=&quot;f&quot;;-1.25;0))" office:value-type="float" office:value="0" calcext:value-type="float">
            <text:p>0</text:p>
          </table:table-cell>
          <table:table-cell table:style-name="ce6" table:formula="of:=12+SUM([.C39:.Y39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40]=&quot;r&quot;;3;IF([.B4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40]=&quot;r&quot;;3;IF([.D4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40]=&quot;r&quot;;3;IF([.F4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40]=&quot;r&quot;;3;IF([.H40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40]=&quot;r&quot;;4;IF([.J4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40]=&quot;r&quot;;4;IF([.L4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40]=&quot;r&quot;;4;IF([.N4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40]=&quot;r&quot;;4;IF([.P4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40]=&quot;r&quot;;5;IF([.R4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40]=&quot;r&quot;;5;IF([.T4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40]=&quot;r&quot;;5;IF([.V4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40]=&quot;r&quot;;5;IF([.X40]=&quot;f&quot;;-1.25;0))" office:value-type="float" office:value="0" calcext:value-type="float">
            <text:p>0</text:p>
          </table:table-cell>
          <table:table-cell table:style-name="ce6" table:formula="of:=12+SUM([.C40:.Y40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41]=&quot;r&quot;;3;IF([.B4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41]=&quot;r&quot;;3;IF([.D4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41]=&quot;r&quot;;3;IF([.F4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41]=&quot;r&quot;;3;IF([.H41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41]=&quot;r&quot;;4;IF([.J4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41]=&quot;r&quot;;4;IF([.L4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41]=&quot;r&quot;;4;IF([.N4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41]=&quot;r&quot;;4;IF([.P4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41]=&quot;r&quot;;5;IF([.R4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41]=&quot;r&quot;;5;IF([.T4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41]=&quot;r&quot;;5;IF([.V4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41]=&quot;r&quot;;5;IF([.X41]=&quot;f&quot;;-1.25;0))" office:value-type="float" office:value="0" calcext:value-type="float">
            <text:p>0</text:p>
          </table:table-cell>
          <table:table-cell table:style-name="ce6" table:formula="of:=12+SUM([.C41:.Y41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42]=&quot;r&quot;;3;IF([.B4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42]=&quot;r&quot;;3;IF([.D4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42]=&quot;r&quot;;3;IF([.F4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42]=&quot;r&quot;;3;IF([.H42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42]=&quot;r&quot;;4;IF([.J4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42]=&quot;r&quot;;4;IF([.L4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42]=&quot;r&quot;;4;IF([.N4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42]=&quot;r&quot;;4;IF([.P4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42]=&quot;r&quot;;5;IF([.R4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42]=&quot;r&quot;;5;IF([.T4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42]=&quot;r&quot;;5;IF([.V4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42]=&quot;r&quot;;5;IF([.X42]=&quot;f&quot;;-1.25;0))" office:value-type="float" office:value="0" calcext:value-type="float">
            <text:p>0</text:p>
          </table:table-cell>
          <table:table-cell table:style-name="ce6" table:formula="of:=12+SUM([.C42:.Y42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43]=&quot;r&quot;;3;IF([.B4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43]=&quot;r&quot;;3;IF([.D4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43]=&quot;r&quot;;3;IF([.F4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43]=&quot;r&quot;;3;IF([.H43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43]=&quot;r&quot;;4;IF([.J4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43]=&quot;r&quot;;4;IF([.L4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43]=&quot;r&quot;;4;IF([.N4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43]=&quot;r&quot;;4;IF([.P4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43]=&quot;r&quot;;5;IF([.R4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43]=&quot;r&quot;;5;IF([.T4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43]=&quot;r&quot;;5;IF([.V4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43]=&quot;r&quot;;5;IF([.X43]=&quot;f&quot;;-1.25;0))" office:value-type="float" office:value="0" calcext:value-type="float">
            <text:p>0</text:p>
          </table:table-cell>
          <table:table-cell table:style-name="ce6" table:formula="of:=12+SUM([.C43:.Y43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44]=&quot;r&quot;;3;IF([.B4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44]=&quot;r&quot;;3;IF([.D4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44]=&quot;r&quot;;3;IF([.F4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44]=&quot;r&quot;;3;IF([.H44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44]=&quot;r&quot;;4;IF([.J4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44]=&quot;r&quot;;4;IF([.L4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44]=&quot;r&quot;;4;IF([.N4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44]=&quot;r&quot;;4;IF([.P4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44]=&quot;r&quot;;5;IF([.R4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44]=&quot;r&quot;;5;IF([.T4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44]=&quot;r&quot;;5;IF([.V4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44]=&quot;r&quot;;5;IF([.X44]=&quot;f&quot;;-1.25;0))" office:value-type="float" office:value="0" calcext:value-type="float">
            <text:p>0</text:p>
          </table:table-cell>
          <table:table-cell table:style-name="ce6" table:formula="of:=12+SUM([.C44:.Y44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45]=&quot;r&quot;;3;IF([.B4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45]=&quot;r&quot;;3;IF([.D4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45]=&quot;r&quot;;3;IF([.F4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45]=&quot;r&quot;;3;IF([.H45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45]=&quot;r&quot;;4;IF([.J4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45]=&quot;r&quot;;4;IF([.L4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45]=&quot;r&quot;;4;IF([.N4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45]=&quot;r&quot;;4;IF([.P4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45]=&quot;r&quot;;5;IF([.R4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45]=&quot;r&quot;;5;IF([.T4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45]=&quot;r&quot;;5;IF([.V4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45]=&quot;r&quot;;5;IF([.X45]=&quot;f&quot;;-1.25;0))" office:value-type="float" office:value="0" calcext:value-type="float">
            <text:p>0</text:p>
          </table:table-cell>
          <table:table-cell table:style-name="ce6" table:formula="of:=12+SUM([.C45:.Y45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46]=&quot;r&quot;;3;IF([.B4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46]=&quot;r&quot;;3;IF([.D4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46]=&quot;r&quot;;3;IF([.F4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46]=&quot;r&quot;;3;IF([.H46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46]=&quot;r&quot;;4;IF([.J4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46]=&quot;r&quot;;4;IF([.L4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46]=&quot;r&quot;;4;IF([.N4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46]=&quot;r&quot;;4;IF([.P4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46]=&quot;r&quot;;5;IF([.R4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46]=&quot;r&quot;;5;IF([.T4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46]=&quot;r&quot;;5;IF([.V4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46]=&quot;r&quot;;5;IF([.X46]=&quot;f&quot;;-1.25;0))" office:value-type="float" office:value="0" calcext:value-type="float">
            <text:p>0</text:p>
          </table:table-cell>
          <table:table-cell table:style-name="ce6" table:formula="of:=12+SUM([.C46:.Y46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47]=&quot;r&quot;;3;IF([.B4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47]=&quot;r&quot;;3;IF([.D4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47]=&quot;r&quot;;3;IF([.F4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47]=&quot;r&quot;;3;IF([.H47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47]=&quot;r&quot;;4;IF([.J4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47]=&quot;r&quot;;4;IF([.L4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47]=&quot;r&quot;;4;IF([.N4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47]=&quot;r&quot;;4;IF([.P4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47]=&quot;r&quot;;5;IF([.R4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47]=&quot;r&quot;;5;IF([.T4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47]=&quot;r&quot;;5;IF([.V4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47]=&quot;r&quot;;5;IF([.X47]=&quot;f&quot;;-1.25;0))" office:value-type="float" office:value="0" calcext:value-type="float">
            <text:p>0</text:p>
          </table:table-cell>
          <table:table-cell table:style-name="ce6" table:formula="of:=12+SUM([.C47:.Y47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48]=&quot;r&quot;;3;IF([.B4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48]=&quot;r&quot;;3;IF([.D4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48]=&quot;r&quot;;3;IF([.F4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48]=&quot;r&quot;;3;IF([.H48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48]=&quot;r&quot;;4;IF([.J4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48]=&quot;r&quot;;4;IF([.L4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48]=&quot;r&quot;;4;IF([.N4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48]=&quot;r&quot;;4;IF([.P4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48]=&quot;r&quot;;5;IF([.R4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48]=&quot;r&quot;;5;IF([.T4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48]=&quot;r&quot;;5;IF([.V4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48]=&quot;r&quot;;5;IF([.X48]=&quot;f&quot;;-1.25;0))" office:value-type="float" office:value="0" calcext:value-type="float">
            <text:p>0</text:p>
          </table:table-cell>
          <table:table-cell table:style-name="ce6" table:formula="of:=12+SUM([.C48:.Y48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49]=&quot;r&quot;;3;IF([.B4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49]=&quot;r&quot;;3;IF([.D4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49]=&quot;r&quot;;3;IF([.F4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49]=&quot;r&quot;;3;IF([.H49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49]=&quot;r&quot;;4;IF([.J4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49]=&quot;r&quot;;4;IF([.L4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49]=&quot;r&quot;;4;IF([.N4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49]=&quot;r&quot;;4;IF([.P4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49]=&quot;r&quot;;5;IF([.R4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49]=&quot;r&quot;;5;IF([.T4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49]=&quot;r&quot;;5;IF([.V4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49]=&quot;r&quot;;5;IF([.X49]=&quot;f&quot;;-1.25;0))" office:value-type="float" office:value="0" calcext:value-type="float">
            <text:p>0</text:p>
          </table:table-cell>
          <table:table-cell table:style-name="ce6" table:formula="of:=12+SUM([.C49:.Y49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50]=&quot;r&quot;;3;IF([.B5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50]=&quot;r&quot;;3;IF([.D5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50]=&quot;r&quot;;3;IF([.F5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50]=&quot;r&quot;;3;IF([.H50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50]=&quot;r&quot;;4;IF([.J5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50]=&quot;r&quot;;4;IF([.L5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50]=&quot;r&quot;;4;IF([.N5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50]=&quot;r&quot;;4;IF([.P5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50]=&quot;r&quot;;5;IF([.R5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50]=&quot;r&quot;;5;IF([.T5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50]=&quot;r&quot;;5;IF([.V5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50]=&quot;r&quot;;5;IF([.X50]=&quot;f&quot;;-1.25;0))" office:value-type="float" office:value="0" calcext:value-type="float">
            <text:p>0</text:p>
          </table:table-cell>
          <table:table-cell table:style-name="ce6" table:formula="of:=12+SUM([.C50:.Y50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51]=&quot;r&quot;;3;IF([.B5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51]=&quot;r&quot;;3;IF([.D5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51]=&quot;r&quot;;3;IF([.F5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51]=&quot;r&quot;;3;IF([.H51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51]=&quot;r&quot;;4;IF([.J5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51]=&quot;r&quot;;4;IF([.L5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51]=&quot;r&quot;;4;IF([.N5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51]=&quot;r&quot;;4;IF([.P5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51]=&quot;r&quot;;5;IF([.R5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51]=&quot;r&quot;;5;IF([.T5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51]=&quot;r&quot;;5;IF([.V5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51]=&quot;r&quot;;5;IF([.X51]=&quot;f&quot;;-1.25;0))" office:value-type="float" office:value="0" calcext:value-type="float">
            <text:p>0</text:p>
          </table:table-cell>
          <table:table-cell table:style-name="ce6" table:formula="of:=12+SUM([.C51:.Y51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52]=&quot;r&quot;;3;IF([.B5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52]=&quot;r&quot;;3;IF([.D5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52]=&quot;r&quot;;3;IF([.F5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52]=&quot;r&quot;;3;IF([.H52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52]=&quot;r&quot;;4;IF([.J5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52]=&quot;r&quot;;4;IF([.L5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52]=&quot;r&quot;;4;IF([.N5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52]=&quot;r&quot;;4;IF([.P5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52]=&quot;r&quot;;5;IF([.R5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52]=&quot;r&quot;;5;IF([.T5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52]=&quot;r&quot;;5;IF([.V5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52]=&quot;r&quot;;5;IF([.X52]=&quot;f&quot;;-1.25;0))" office:value-type="float" office:value="0" calcext:value-type="float">
            <text:p>0</text:p>
          </table:table-cell>
          <table:table-cell table:style-name="ce6" table:formula="of:=12+SUM([.C52:.Y52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53]=&quot;r&quot;;3;IF([.B5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53]=&quot;r&quot;;3;IF([.D5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53]=&quot;r&quot;;3;IF([.F5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53]=&quot;r&quot;;3;IF([.H53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53]=&quot;r&quot;;4;IF([.J5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53]=&quot;r&quot;;4;IF([.L5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53]=&quot;r&quot;;4;IF([.N5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53]=&quot;r&quot;;4;IF([.P5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53]=&quot;r&quot;;5;IF([.R5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53]=&quot;r&quot;;5;IF([.T5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53]=&quot;r&quot;;5;IF([.V5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53]=&quot;r&quot;;5;IF([.X53]=&quot;f&quot;;-1.25;0))" office:value-type="float" office:value="0" calcext:value-type="float">
            <text:p>0</text:p>
          </table:table-cell>
          <table:table-cell table:style-name="ce6" table:formula="of:=12+SUM([.C53:.Y53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54]=&quot;r&quot;;3;IF([.B5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54]=&quot;r&quot;;3;IF([.D5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54]=&quot;r&quot;;3;IF([.F5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54]=&quot;r&quot;;3;IF([.H54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54]=&quot;r&quot;;4;IF([.J5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54]=&quot;r&quot;;4;IF([.L5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54]=&quot;r&quot;;4;IF([.N5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54]=&quot;r&quot;;4;IF([.P5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54]=&quot;r&quot;;5;IF([.R5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54]=&quot;r&quot;;5;IF([.T5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54]=&quot;r&quot;;5;IF([.V5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54]=&quot;r&quot;;5;IF([.X54]=&quot;f&quot;;-1.25;0))" office:value-type="float" office:value="0" calcext:value-type="float">
            <text:p>0</text:p>
          </table:table-cell>
          <table:table-cell table:style-name="ce6" table:formula="of:=12+SUM([.C54:.Y54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55]=&quot;r&quot;;3;IF([.B5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55]=&quot;r&quot;;3;IF([.D5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55]=&quot;r&quot;;3;IF([.F5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55]=&quot;r&quot;;3;IF([.H55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55]=&quot;r&quot;;4;IF([.J5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55]=&quot;r&quot;;4;IF([.L5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55]=&quot;r&quot;;4;IF([.N5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55]=&quot;r&quot;;4;IF([.P5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55]=&quot;r&quot;;5;IF([.R5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55]=&quot;r&quot;;5;IF([.T5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55]=&quot;r&quot;;5;IF([.V5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55]=&quot;r&quot;;5;IF([.X55]=&quot;f&quot;;-1.25;0))" office:value-type="float" office:value="0" calcext:value-type="float">
            <text:p>0</text:p>
          </table:table-cell>
          <table:table-cell table:style-name="ce6" table:formula="of:=12+SUM([.C55:.Y55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56]=&quot;r&quot;;3;IF([.B5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56]=&quot;r&quot;;3;IF([.D5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56]=&quot;r&quot;;3;IF([.F5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56]=&quot;r&quot;;3;IF([.H56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56]=&quot;r&quot;;4;IF([.J5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56]=&quot;r&quot;;4;IF([.L5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56]=&quot;r&quot;;4;IF([.N5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56]=&quot;r&quot;;4;IF([.P5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56]=&quot;r&quot;;5;IF([.R5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56]=&quot;r&quot;;5;IF([.T5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56]=&quot;r&quot;;5;IF([.V5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56]=&quot;r&quot;;5;IF([.X56]=&quot;f&quot;;-1.25;0))" office:value-type="float" office:value="0" calcext:value-type="float">
            <text:p>0</text:p>
          </table:table-cell>
          <table:table-cell table:style-name="ce6" table:formula="of:=12+SUM([.C56:.Y56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57]=&quot;r&quot;;3;IF([.B5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57]=&quot;r&quot;;3;IF([.D5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57]=&quot;r&quot;;3;IF([.F5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57]=&quot;r&quot;;3;IF([.H57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57]=&quot;r&quot;;4;IF([.J5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57]=&quot;r&quot;;4;IF([.L5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57]=&quot;r&quot;;4;IF([.N5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57]=&quot;r&quot;;4;IF([.P5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57]=&quot;r&quot;;5;IF([.R5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57]=&quot;r&quot;;5;IF([.T5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57]=&quot;r&quot;;5;IF([.V5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57]=&quot;r&quot;;5;IF([.X57]=&quot;f&quot;;-1.25;0))" office:value-type="float" office:value="0" calcext:value-type="float">
            <text:p>0</text:p>
          </table:table-cell>
          <table:table-cell table:style-name="ce6" table:formula="of:=12+SUM([.C57:.Y57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58]=&quot;r&quot;;3;IF([.B5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58]=&quot;r&quot;;3;IF([.D5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58]=&quot;r&quot;;3;IF([.F5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58]=&quot;r&quot;;3;IF([.H58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58]=&quot;r&quot;;4;IF([.J5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58]=&quot;r&quot;;4;IF([.L5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58]=&quot;r&quot;;4;IF([.N5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58]=&quot;r&quot;;4;IF([.P5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58]=&quot;r&quot;;5;IF([.R5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58]=&quot;r&quot;;5;IF([.T5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58]=&quot;r&quot;;5;IF([.V5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58]=&quot;r&quot;;5;IF([.X58]=&quot;f&quot;;-1.25;0))" office:value-type="float" office:value="0" calcext:value-type="float">
            <text:p>0</text:p>
          </table:table-cell>
          <table:table-cell table:style-name="ce6" table:formula="of:=12+SUM([.C58:.Y58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59]=&quot;r&quot;;3;IF([.B5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59]=&quot;r&quot;;3;IF([.D5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59]=&quot;r&quot;;3;IF([.F5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59]=&quot;r&quot;;3;IF([.H59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59]=&quot;r&quot;;4;IF([.J5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59]=&quot;r&quot;;4;IF([.L5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59]=&quot;r&quot;;4;IF([.N5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59]=&quot;r&quot;;4;IF([.P5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59]=&quot;r&quot;;5;IF([.R5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59]=&quot;r&quot;;5;IF([.T5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59]=&quot;r&quot;;5;IF([.V5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59]=&quot;r&quot;;5;IF([.X59]=&quot;f&quot;;-1.25;0))" office:value-type="float" office:value="0" calcext:value-type="float">
            <text:p>0</text:p>
          </table:table-cell>
          <table:table-cell table:style-name="ce6" table:formula="of:=12+SUM([.C59:.Y59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60]=&quot;r&quot;;3;IF([.B6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60]=&quot;r&quot;;3;IF([.D6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60]=&quot;r&quot;;3;IF([.F6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60]=&quot;r&quot;;3;IF([.H60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60]=&quot;r&quot;;4;IF([.J6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60]=&quot;r&quot;;4;IF([.L6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60]=&quot;r&quot;;4;IF([.N6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60]=&quot;r&quot;;4;IF([.P6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60]=&quot;r&quot;;5;IF([.R6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60]=&quot;r&quot;;5;IF([.T6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60]=&quot;r&quot;;5;IF([.V6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60]=&quot;r&quot;;5;IF([.X60]=&quot;f&quot;;-1.25;0))" office:value-type="float" office:value="0" calcext:value-type="float">
            <text:p>0</text:p>
          </table:table-cell>
          <table:table-cell table:style-name="ce6" table:formula="of:=12+SUM([.C60:.Y60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61]=&quot;r&quot;;3;IF([.B6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61]=&quot;r&quot;;3;IF([.D6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61]=&quot;r&quot;;3;IF([.F6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61]=&quot;r&quot;;3;IF([.H61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61]=&quot;r&quot;;4;IF([.J6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61]=&quot;r&quot;;4;IF([.L6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61]=&quot;r&quot;;4;IF([.N6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61]=&quot;r&quot;;4;IF([.P6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61]=&quot;r&quot;;5;IF([.R6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61]=&quot;r&quot;;5;IF([.T6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61]=&quot;r&quot;;5;IF([.V6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61]=&quot;r&quot;;5;IF([.X61]=&quot;f&quot;;-1.25;0))" office:value-type="float" office:value="0" calcext:value-type="float">
            <text:p>0</text:p>
          </table:table-cell>
          <table:table-cell table:style-name="ce6" table:formula="of:=12+SUM([.C61:.Y61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62]=&quot;r&quot;;3;IF([.B6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62]=&quot;r&quot;;3;IF([.D6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62]=&quot;r&quot;;3;IF([.F6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62]=&quot;r&quot;;3;IF([.H62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62]=&quot;r&quot;;4;IF([.J6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62]=&quot;r&quot;;4;IF([.L6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62]=&quot;r&quot;;4;IF([.N6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62]=&quot;r&quot;;4;IF([.P6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62]=&quot;r&quot;;5;IF([.R6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62]=&quot;r&quot;;5;IF([.T6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62]=&quot;r&quot;;5;IF([.V6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62]=&quot;r&quot;;5;IF([.X62]=&quot;f&quot;;-1.25;0))" office:value-type="float" office:value="0" calcext:value-type="float">
            <text:p>0</text:p>
          </table:table-cell>
          <table:table-cell table:style-name="ce6" table:formula="of:=12+SUM([.C62:.Y62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63]=&quot;r&quot;;3;IF([.B6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63]=&quot;r&quot;;3;IF([.D6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63]=&quot;r&quot;;3;IF([.F6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63]=&quot;r&quot;;3;IF([.H63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63]=&quot;r&quot;;4;IF([.J6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63]=&quot;r&quot;;4;IF([.L6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63]=&quot;r&quot;;4;IF([.N6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63]=&quot;r&quot;;4;IF([.P6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63]=&quot;r&quot;;5;IF([.R6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63]=&quot;r&quot;;5;IF([.T6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63]=&quot;r&quot;;5;IF([.V6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63]=&quot;r&quot;;5;IF([.X63]=&quot;f&quot;;-1.25;0))" office:value-type="float" office:value="0" calcext:value-type="float">
            <text:p>0</text:p>
          </table:table-cell>
          <table:table-cell table:style-name="ce6" table:formula="of:=12+SUM([.C63:.Y63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64]=&quot;r&quot;;3;IF([.B6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64]=&quot;r&quot;;3;IF([.D6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64]=&quot;r&quot;;3;IF([.F6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64]=&quot;r&quot;;3;IF([.H64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64]=&quot;r&quot;;4;IF([.J6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64]=&quot;r&quot;;4;IF([.L6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64]=&quot;r&quot;;4;IF([.N6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64]=&quot;r&quot;;4;IF([.P6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64]=&quot;r&quot;;5;IF([.R6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64]=&quot;r&quot;;5;IF([.T6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64]=&quot;r&quot;;5;IF([.V6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64]=&quot;r&quot;;5;IF([.X64]=&quot;f&quot;;-1.25;0))" office:value-type="float" office:value="0" calcext:value-type="float">
            <text:p>0</text:p>
          </table:table-cell>
          <table:table-cell table:style-name="ce6" table:formula="of:=12+SUM([.C64:.Y64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65]=&quot;r&quot;;3;IF([.B6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65]=&quot;r&quot;;3;IF([.D6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65]=&quot;r&quot;;3;IF([.F6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65]=&quot;r&quot;;3;IF([.H65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65]=&quot;r&quot;;4;IF([.J6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65]=&quot;r&quot;;4;IF([.L6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65]=&quot;r&quot;;4;IF([.N6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65]=&quot;r&quot;;4;IF([.P6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65]=&quot;r&quot;;5;IF([.R6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65]=&quot;r&quot;;5;IF([.T6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65]=&quot;r&quot;;5;IF([.V6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65]=&quot;r&quot;;5;IF([.X65]=&quot;f&quot;;-1.25;0))" office:value-type="float" office:value="0" calcext:value-type="float">
            <text:p>0</text:p>
          </table:table-cell>
          <table:table-cell table:style-name="ce6" table:formula="of:=12+SUM([.C65:.Y65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66]=&quot;r&quot;;3;IF([.B6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66]=&quot;r&quot;;3;IF([.D6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66]=&quot;r&quot;;3;IF([.F6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66]=&quot;r&quot;;3;IF([.H66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66]=&quot;r&quot;;4;IF([.J6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66]=&quot;r&quot;;4;IF([.L6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66]=&quot;r&quot;;4;IF([.N6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66]=&quot;r&quot;;4;IF([.P6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66]=&quot;r&quot;;5;IF([.R6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66]=&quot;r&quot;;5;IF([.T6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66]=&quot;r&quot;;5;IF([.V6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66]=&quot;r&quot;;5;IF([.X66]=&quot;f&quot;;-1.25;0))" office:value-type="float" office:value="0" calcext:value-type="float">
            <text:p>0</text:p>
          </table:table-cell>
          <table:table-cell table:style-name="ce6" table:formula="of:=12+SUM([.C66:.Y66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67]=&quot;r&quot;;3;IF([.B6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67]=&quot;r&quot;;3;IF([.D6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67]=&quot;r&quot;;3;IF([.F6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67]=&quot;r&quot;;3;IF([.H67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67]=&quot;r&quot;;4;IF([.J6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67]=&quot;r&quot;;4;IF([.L6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67]=&quot;r&quot;;4;IF([.N6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67]=&quot;r&quot;;4;IF([.P6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67]=&quot;r&quot;;5;IF([.R6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67]=&quot;r&quot;;5;IF([.T6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67]=&quot;r&quot;;5;IF([.V6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67]=&quot;r&quot;;5;IF([.X67]=&quot;f&quot;;-1.25;0))" office:value-type="float" office:value="0" calcext:value-type="float">
            <text:p>0</text:p>
          </table:table-cell>
          <table:table-cell table:style-name="ce6" table:formula="of:=12+SUM([.C67:.Y67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68]=&quot;r&quot;;3;IF([.B6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68]=&quot;r&quot;;3;IF([.D6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68]=&quot;r&quot;;3;IF([.F6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68]=&quot;r&quot;;3;IF([.H68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68]=&quot;r&quot;;4;IF([.J6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68]=&quot;r&quot;;4;IF([.L6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68]=&quot;r&quot;;4;IF([.N6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68]=&quot;r&quot;;4;IF([.P6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68]=&quot;r&quot;;5;IF([.R6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68]=&quot;r&quot;;5;IF([.T6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68]=&quot;r&quot;;5;IF([.V6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68]=&quot;r&quot;;5;IF([.X68]=&quot;f&quot;;-1.25;0))" office:value-type="float" office:value="0" calcext:value-type="float">
            <text:p>0</text:p>
          </table:table-cell>
          <table:table-cell table:style-name="ce6" table:formula="of:=12+SUM([.C68:.Y68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69]=&quot;r&quot;;3;IF([.B6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69]=&quot;r&quot;;3;IF([.D6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69]=&quot;r&quot;;3;IF([.F6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69]=&quot;r&quot;;3;IF([.H69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69]=&quot;r&quot;;4;IF([.J6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69]=&quot;r&quot;;4;IF([.L6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69]=&quot;r&quot;;4;IF([.N6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69]=&quot;r&quot;;4;IF([.P6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69]=&quot;r&quot;;5;IF([.R6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69]=&quot;r&quot;;5;IF([.T6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69]=&quot;r&quot;;5;IF([.V6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69]=&quot;r&quot;;5;IF([.X69]=&quot;f&quot;;-1.25;0))" office:value-type="float" office:value="0" calcext:value-type="float">
            <text:p>0</text:p>
          </table:table-cell>
          <table:table-cell table:style-name="ce6" table:formula="of:=12+SUM([.C69:.Y69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70]=&quot;r&quot;;3;IF([.B7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70]=&quot;r&quot;;3;IF([.D7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70]=&quot;r&quot;;3;IF([.F7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70]=&quot;r&quot;;3;IF([.H70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70]=&quot;r&quot;;4;IF([.J7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70]=&quot;r&quot;;4;IF([.L7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70]=&quot;r&quot;;4;IF([.N7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70]=&quot;r&quot;;4;IF([.P7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70]=&quot;r&quot;;5;IF([.R7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70]=&quot;r&quot;;5;IF([.T7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70]=&quot;r&quot;;5;IF([.V7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70]=&quot;r&quot;;5;IF([.X70]=&quot;f&quot;;-1.25;0))" office:value-type="float" office:value="0" calcext:value-type="float">
            <text:p>0</text:p>
          </table:table-cell>
          <table:table-cell table:style-name="ce6" table:formula="of:=12+SUM([.C70:.Y70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71]=&quot;r&quot;;3;IF([.B7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71]=&quot;r&quot;;3;IF([.D7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71]=&quot;r&quot;;3;IF([.F7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71]=&quot;r&quot;;3;IF([.H71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71]=&quot;r&quot;;4;IF([.J7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71]=&quot;r&quot;;4;IF([.L7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71]=&quot;r&quot;;4;IF([.N7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71]=&quot;r&quot;;4;IF([.P7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71]=&quot;r&quot;;5;IF([.R7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71]=&quot;r&quot;;5;IF([.T7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71]=&quot;r&quot;;5;IF([.V7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71]=&quot;r&quot;;5;IF([.X71]=&quot;f&quot;;-1.25;0))" office:value-type="float" office:value="0" calcext:value-type="float">
            <text:p>0</text:p>
          </table:table-cell>
          <table:table-cell table:style-name="ce6" table:formula="of:=12+SUM([.C71:.Y71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72]=&quot;r&quot;;3;IF([.B7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72]=&quot;r&quot;;3;IF([.D7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72]=&quot;r&quot;;3;IF([.F7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72]=&quot;r&quot;;3;IF([.H72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72]=&quot;r&quot;;4;IF([.J7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72]=&quot;r&quot;;4;IF([.L7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72]=&quot;r&quot;;4;IF([.N7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72]=&quot;r&quot;;4;IF([.P7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72]=&quot;r&quot;;5;IF([.R7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72]=&quot;r&quot;;5;IF([.T7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72]=&quot;r&quot;;5;IF([.V7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72]=&quot;r&quot;;5;IF([.X72]=&quot;f&quot;;-1.25;0))" office:value-type="float" office:value="0" calcext:value-type="float">
            <text:p>0</text:p>
          </table:table-cell>
          <table:table-cell table:style-name="ce6" table:formula="of:=12+SUM([.C72:.Y72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73]=&quot;r&quot;;3;IF([.B7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73]=&quot;r&quot;;3;IF([.D7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73]=&quot;r&quot;;3;IF([.F7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73]=&quot;r&quot;;3;IF([.H73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73]=&quot;r&quot;;4;IF([.J7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73]=&quot;r&quot;;4;IF([.L7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73]=&quot;r&quot;;4;IF([.N7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73]=&quot;r&quot;;4;IF([.P7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73]=&quot;r&quot;;5;IF([.R7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73]=&quot;r&quot;;5;IF([.T7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73]=&quot;r&quot;;5;IF([.V7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73]=&quot;r&quot;;5;IF([.X73]=&quot;f&quot;;-1.25;0))" office:value-type="float" office:value="0" calcext:value-type="float">
            <text:p>0</text:p>
          </table:table-cell>
          <table:table-cell table:style-name="ce6" table:formula="of:=12+SUM([.C73:.Y73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74]=&quot;r&quot;;3;IF([.B7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74]=&quot;r&quot;;3;IF([.D7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74]=&quot;r&quot;;3;IF([.F7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74]=&quot;r&quot;;3;IF([.H74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74]=&quot;r&quot;;4;IF([.J7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74]=&quot;r&quot;;4;IF([.L7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74]=&quot;r&quot;;4;IF([.N7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74]=&quot;r&quot;;4;IF([.P7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74]=&quot;r&quot;;5;IF([.R7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74]=&quot;r&quot;;5;IF([.T7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74]=&quot;r&quot;;5;IF([.V7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74]=&quot;r&quot;;5;IF([.X74]=&quot;f&quot;;-1.25;0))" office:value-type="float" office:value="0" calcext:value-type="float">
            <text:p>0</text:p>
          </table:table-cell>
          <table:table-cell table:style-name="ce6" table:formula="of:=12+SUM([.C74:.Y74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75]=&quot;r&quot;;3;IF([.B7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75]=&quot;r&quot;;3;IF([.D7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75]=&quot;r&quot;;3;IF([.F7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75]=&quot;r&quot;;3;IF([.H75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75]=&quot;r&quot;;4;IF([.J7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75]=&quot;r&quot;;4;IF([.L7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75]=&quot;r&quot;;4;IF([.N7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75]=&quot;r&quot;;4;IF([.P7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75]=&quot;r&quot;;5;IF([.R7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75]=&quot;r&quot;;5;IF([.T7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75]=&quot;r&quot;;5;IF([.V7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75]=&quot;r&quot;;5;IF([.X75]=&quot;f&quot;;-1.25;0))" office:value-type="float" office:value="0" calcext:value-type="float">
            <text:p>0</text:p>
          </table:table-cell>
          <table:table-cell table:style-name="ce6" table:formula="of:=12+SUM([.C75:.Y75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76]=&quot;r&quot;;3;IF([.B7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76]=&quot;r&quot;;3;IF([.D7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76]=&quot;r&quot;;3;IF([.F7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76]=&quot;r&quot;;3;IF([.H76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76]=&quot;r&quot;;4;IF([.J7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76]=&quot;r&quot;;4;IF([.L7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76]=&quot;r&quot;;4;IF([.N7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76]=&quot;r&quot;;4;IF([.P7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76]=&quot;r&quot;;5;IF([.R7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76]=&quot;r&quot;;5;IF([.T7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76]=&quot;r&quot;;5;IF([.V7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76]=&quot;r&quot;;5;IF([.X76]=&quot;f&quot;;-1.25;0))" office:value-type="float" office:value="0" calcext:value-type="float">
            <text:p>0</text:p>
          </table:table-cell>
          <table:table-cell table:style-name="ce6" table:formula="of:=12+SUM([.C76:.Y76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77]=&quot;r&quot;;3;IF([.B7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77]=&quot;r&quot;;3;IF([.D7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77]=&quot;r&quot;;3;IF([.F7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77]=&quot;r&quot;;3;IF([.H77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77]=&quot;r&quot;;4;IF([.J7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77]=&quot;r&quot;;4;IF([.L7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77]=&quot;r&quot;;4;IF([.N7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77]=&quot;r&quot;;4;IF([.P7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77]=&quot;r&quot;;5;IF([.R7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77]=&quot;r&quot;;5;IF([.T7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77]=&quot;r&quot;;5;IF([.V7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77]=&quot;r&quot;;5;IF([.X77]=&quot;f&quot;;-1.25;0))" office:value-type="float" office:value="0" calcext:value-type="float">
            <text:p>0</text:p>
          </table:table-cell>
          <table:table-cell table:style-name="ce6" table:formula="of:=12+SUM([.C77:.Y77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78]=&quot;r&quot;;3;IF([.B7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78]=&quot;r&quot;;3;IF([.D7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78]=&quot;r&quot;;3;IF([.F7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78]=&quot;r&quot;;3;IF([.H78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78]=&quot;r&quot;;4;IF([.J7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78]=&quot;r&quot;;4;IF([.L7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78]=&quot;r&quot;;4;IF([.N7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78]=&quot;r&quot;;4;IF([.P7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78]=&quot;r&quot;;5;IF([.R7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78]=&quot;r&quot;;5;IF([.T7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78]=&quot;r&quot;;5;IF([.V7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78]=&quot;r&quot;;5;IF([.X78]=&quot;f&quot;;-1.25;0))" office:value-type="float" office:value="0" calcext:value-type="float">
            <text:p>0</text:p>
          </table:table-cell>
          <table:table-cell table:style-name="ce6" table:formula="of:=12+SUM([.C78:.Y78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79]=&quot;r&quot;;3;IF([.B7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79]=&quot;r&quot;;3;IF([.D7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79]=&quot;r&quot;;3;IF([.F7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79]=&quot;r&quot;;3;IF([.H79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79]=&quot;r&quot;;4;IF([.J7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79]=&quot;r&quot;;4;IF([.L7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79]=&quot;r&quot;;4;IF([.N7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79]=&quot;r&quot;;4;IF([.P7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79]=&quot;r&quot;;5;IF([.R7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79]=&quot;r&quot;;5;IF([.T7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79]=&quot;r&quot;;5;IF([.V7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79]=&quot;r&quot;;5;IF([.X79]=&quot;f&quot;;-1.25;0))" office:value-type="float" office:value="0" calcext:value-type="float">
            <text:p>0</text:p>
          </table:table-cell>
          <table:table-cell table:style-name="ce6" table:formula="of:=12+SUM([.C79:.Y79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80]=&quot;r&quot;;3;IF([.B8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80]=&quot;r&quot;;3;IF([.D8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80]=&quot;r&quot;;3;IF([.F8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80]=&quot;r&quot;;3;IF([.H80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80]=&quot;r&quot;;4;IF([.J8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80]=&quot;r&quot;;4;IF([.L8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80]=&quot;r&quot;;4;IF([.N8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80]=&quot;r&quot;;4;IF([.P8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80]=&quot;r&quot;;5;IF([.R8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80]=&quot;r&quot;;5;IF([.T8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80]=&quot;r&quot;;5;IF([.V8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80]=&quot;r&quot;;5;IF([.X80]=&quot;f&quot;;-1.25;0))" office:value-type="float" office:value="0" calcext:value-type="float">
            <text:p>0</text:p>
          </table:table-cell>
          <table:table-cell table:style-name="ce6" table:formula="of:=12+SUM([.C80:.Y80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81]=&quot;r&quot;;3;IF([.B8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81]=&quot;r&quot;;3;IF([.D8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81]=&quot;r&quot;;3;IF([.F8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81]=&quot;r&quot;;3;IF([.H81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81]=&quot;r&quot;;4;IF([.J8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81]=&quot;r&quot;;4;IF([.L8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81]=&quot;r&quot;;4;IF([.N8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81]=&quot;r&quot;;4;IF([.P8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81]=&quot;r&quot;;5;IF([.R8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81]=&quot;r&quot;;5;IF([.T8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81]=&quot;r&quot;;5;IF([.V8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81]=&quot;r&quot;;5;IF([.X81]=&quot;f&quot;;-1.25;0))" office:value-type="float" office:value="0" calcext:value-type="float">
            <text:p>0</text:p>
          </table:table-cell>
          <table:table-cell table:style-name="ce6" table:formula="of:=12+SUM([.C81:.Y81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82]=&quot;r&quot;;3;IF([.B8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82]=&quot;r&quot;;3;IF([.D8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82]=&quot;r&quot;;3;IF([.F8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82]=&quot;r&quot;;3;IF([.H82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82]=&quot;r&quot;;4;IF([.J8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82]=&quot;r&quot;;4;IF([.L8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82]=&quot;r&quot;;4;IF([.N8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82]=&quot;r&quot;;4;IF([.P8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82]=&quot;r&quot;;5;IF([.R8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82]=&quot;r&quot;;5;IF([.T8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82]=&quot;r&quot;;5;IF([.V8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82]=&quot;r&quot;;5;IF([.X82]=&quot;f&quot;;-1.25;0))" office:value-type="float" office:value="0" calcext:value-type="float">
            <text:p>0</text:p>
          </table:table-cell>
          <table:table-cell table:style-name="ce6" table:formula="of:=12+SUM([.C82:.Y82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83]=&quot;r&quot;;3;IF([.B8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83]=&quot;r&quot;;3;IF([.D8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83]=&quot;r&quot;;3;IF([.F8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83]=&quot;r&quot;;3;IF([.H83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83]=&quot;r&quot;;4;IF([.J8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83]=&quot;r&quot;;4;IF([.L8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83]=&quot;r&quot;;4;IF([.N8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83]=&quot;r&quot;;4;IF([.P8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83]=&quot;r&quot;;5;IF([.R8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83]=&quot;r&quot;;5;IF([.T8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83]=&quot;r&quot;;5;IF([.V8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83]=&quot;r&quot;;5;IF([.X83]=&quot;f&quot;;-1.25;0))" office:value-type="float" office:value="0" calcext:value-type="float">
            <text:p>0</text:p>
          </table:table-cell>
          <table:table-cell table:style-name="ce6" table:formula="of:=12+SUM([.C83:.Y83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84]=&quot;r&quot;;3;IF([.B8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84]=&quot;r&quot;;3;IF([.D8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84]=&quot;r&quot;;3;IF([.F8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84]=&quot;r&quot;;3;IF([.H84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84]=&quot;r&quot;;4;IF([.J8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84]=&quot;r&quot;;4;IF([.L8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84]=&quot;r&quot;;4;IF([.N8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84]=&quot;r&quot;;4;IF([.P8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84]=&quot;r&quot;;5;IF([.R8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84]=&quot;r&quot;;5;IF([.T8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84]=&quot;r&quot;;5;IF([.V8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84]=&quot;r&quot;;5;IF([.X84]=&quot;f&quot;;-1.25;0))" office:value-type="float" office:value="0" calcext:value-type="float">
            <text:p>0</text:p>
          </table:table-cell>
          <table:table-cell table:style-name="ce6" table:formula="of:=12+SUM([.C84:.Y84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85]=&quot;r&quot;;3;IF([.B8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85]=&quot;r&quot;;3;IF([.D8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85]=&quot;r&quot;;3;IF([.F8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85]=&quot;r&quot;;3;IF([.H85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85]=&quot;r&quot;;4;IF([.J8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85]=&quot;r&quot;;4;IF([.L8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85]=&quot;r&quot;;4;IF([.N8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85]=&quot;r&quot;;4;IF([.P8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85]=&quot;r&quot;;5;IF([.R8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85]=&quot;r&quot;;5;IF([.T8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85]=&quot;r&quot;;5;IF([.V8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85]=&quot;r&quot;;5;IF([.X85]=&quot;f&quot;;-1.25;0))" office:value-type="float" office:value="0" calcext:value-type="float">
            <text:p>0</text:p>
          </table:table-cell>
          <table:table-cell table:style-name="ce6" table:formula="of:=12+SUM([.C85:.Y85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86]=&quot;r&quot;;3;IF([.B8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86]=&quot;r&quot;;3;IF([.D8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86]=&quot;r&quot;;3;IF([.F8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86]=&quot;r&quot;;3;IF([.H86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86]=&quot;r&quot;;4;IF([.J8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86]=&quot;r&quot;;4;IF([.L8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86]=&quot;r&quot;;4;IF([.N8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86]=&quot;r&quot;;4;IF([.P8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86]=&quot;r&quot;;5;IF([.R8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86]=&quot;r&quot;;5;IF([.T8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86]=&quot;r&quot;;5;IF([.V8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86]=&quot;r&quot;;5;IF([.X86]=&quot;f&quot;;-1.25;0))" office:value-type="float" office:value="0" calcext:value-type="float">
            <text:p>0</text:p>
          </table:table-cell>
          <table:table-cell table:style-name="ce6" table:formula="of:=12+SUM([.C86:.Y86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87]=&quot;r&quot;;3;IF([.B8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87]=&quot;r&quot;;3;IF([.D8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87]=&quot;r&quot;;3;IF([.F8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87]=&quot;r&quot;;3;IF([.H87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87]=&quot;r&quot;;4;IF([.J8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87]=&quot;r&quot;;4;IF([.L8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87]=&quot;r&quot;;4;IF([.N8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87]=&quot;r&quot;;4;IF([.P8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87]=&quot;r&quot;;5;IF([.R8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87]=&quot;r&quot;;5;IF([.T8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87]=&quot;r&quot;;5;IF([.V8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87]=&quot;r&quot;;5;IF([.X87]=&quot;f&quot;;-1.25;0))" office:value-type="float" office:value="0" calcext:value-type="float">
            <text:p>0</text:p>
          </table:table-cell>
          <table:table-cell table:style-name="ce6" table:formula="of:=12+SUM([.C87:.Y87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88]=&quot;r&quot;;3;IF([.B8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88]=&quot;r&quot;;3;IF([.D8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88]=&quot;r&quot;;3;IF([.F8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88]=&quot;r&quot;;3;IF([.H88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88]=&quot;r&quot;;4;IF([.J8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88]=&quot;r&quot;;4;IF([.L8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88]=&quot;r&quot;;4;IF([.N8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88]=&quot;r&quot;;4;IF([.P8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88]=&quot;r&quot;;5;IF([.R8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88]=&quot;r&quot;;5;IF([.T8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88]=&quot;r&quot;;5;IF([.V8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88]=&quot;r&quot;;5;IF([.X88]=&quot;f&quot;;-1.25;0))" office:value-type="float" office:value="0" calcext:value-type="float">
            <text:p>0</text:p>
          </table:table-cell>
          <table:table-cell table:style-name="ce6" table:formula="of:=12+SUM([.C88:.Y88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89]=&quot;r&quot;;3;IF([.B8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89]=&quot;r&quot;;3;IF([.D8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89]=&quot;r&quot;;3;IF([.F8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89]=&quot;r&quot;;3;IF([.H89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89]=&quot;r&quot;;4;IF([.J8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89]=&quot;r&quot;;4;IF([.L8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89]=&quot;r&quot;;4;IF([.N8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89]=&quot;r&quot;;4;IF([.P8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89]=&quot;r&quot;;5;IF([.R8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89]=&quot;r&quot;;5;IF([.T8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89]=&quot;r&quot;;5;IF([.V8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89]=&quot;r&quot;;5;IF([.X89]=&quot;f&quot;;-1.25;0))" office:value-type="float" office:value="0" calcext:value-type="float">
            <text:p>0</text:p>
          </table:table-cell>
          <table:table-cell table:style-name="ce6" table:formula="of:=12+SUM([.C89:.Y89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90]=&quot;r&quot;;3;IF([.B9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90]=&quot;r&quot;;3;IF([.D9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90]=&quot;r&quot;;3;IF([.F9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90]=&quot;r&quot;;3;IF([.H90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90]=&quot;r&quot;;4;IF([.J9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90]=&quot;r&quot;;4;IF([.L9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90]=&quot;r&quot;;4;IF([.N9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90]=&quot;r&quot;;4;IF([.P9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90]=&quot;r&quot;;5;IF([.R9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90]=&quot;r&quot;;5;IF([.T9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90]=&quot;r&quot;;5;IF([.V9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90]=&quot;r&quot;;5;IF([.X90]=&quot;f&quot;;-1.25;0))" office:value-type="float" office:value="0" calcext:value-type="float">
            <text:p>0</text:p>
          </table:table-cell>
          <table:table-cell table:style-name="ce6" table:formula="of:=12+SUM([.C90:.Y90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91]=&quot;r&quot;;3;IF([.B9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91]=&quot;r&quot;;3;IF([.D9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91]=&quot;r&quot;;3;IF([.F9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91]=&quot;r&quot;;3;IF([.H91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91]=&quot;r&quot;;4;IF([.J9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91]=&quot;r&quot;;4;IF([.L9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91]=&quot;r&quot;;4;IF([.N9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91]=&quot;r&quot;;4;IF([.P9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91]=&quot;r&quot;;5;IF([.R9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91]=&quot;r&quot;;5;IF([.T9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91]=&quot;r&quot;;5;IF([.V9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91]=&quot;r&quot;;5;IF([.X91]=&quot;f&quot;;-1.25;0))" office:value-type="float" office:value="0" calcext:value-type="float">
            <text:p>0</text:p>
          </table:table-cell>
          <table:table-cell table:style-name="ce6" table:formula="of:=12+SUM([.C91:.Y91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92]=&quot;r&quot;;3;IF([.B9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92]=&quot;r&quot;;3;IF([.D9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92]=&quot;r&quot;;3;IF([.F9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92]=&quot;r&quot;;3;IF([.H92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92]=&quot;r&quot;;4;IF([.J9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92]=&quot;r&quot;;4;IF([.L9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92]=&quot;r&quot;;4;IF([.N9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92]=&quot;r&quot;;4;IF([.P9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92]=&quot;r&quot;;5;IF([.R9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92]=&quot;r&quot;;5;IF([.T9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92]=&quot;r&quot;;5;IF([.V9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92]=&quot;r&quot;;5;IF([.X92]=&quot;f&quot;;-1.25;0))" office:value-type="float" office:value="0" calcext:value-type="float">
            <text:p>0</text:p>
          </table:table-cell>
          <table:table-cell table:style-name="ce6" table:formula="of:=12+SUM([.C92:.Y92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93]=&quot;r&quot;;3;IF([.B9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93]=&quot;r&quot;;3;IF([.D9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93]=&quot;r&quot;;3;IF([.F9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93]=&quot;r&quot;;3;IF([.H93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93]=&quot;r&quot;;4;IF([.J9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93]=&quot;r&quot;;4;IF([.L9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93]=&quot;r&quot;;4;IF([.N9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93]=&quot;r&quot;;4;IF([.P9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93]=&quot;r&quot;;5;IF([.R9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93]=&quot;r&quot;;5;IF([.T9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93]=&quot;r&quot;;5;IF([.V9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93]=&quot;r&quot;;5;IF([.X93]=&quot;f&quot;;-1.25;0))" office:value-type="float" office:value="0" calcext:value-type="float">
            <text:p>0</text:p>
          </table:table-cell>
          <table:table-cell table:style-name="ce6" table:formula="of:=12+SUM([.C93:.Y93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94]=&quot;r&quot;;3;IF([.B9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94]=&quot;r&quot;;3;IF([.D9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94]=&quot;r&quot;;3;IF([.F9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94]=&quot;r&quot;;3;IF([.H94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94]=&quot;r&quot;;4;IF([.J9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94]=&quot;r&quot;;4;IF([.L9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94]=&quot;r&quot;;4;IF([.N9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94]=&quot;r&quot;;4;IF([.P9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94]=&quot;r&quot;;5;IF([.R9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94]=&quot;r&quot;;5;IF([.T9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94]=&quot;r&quot;;5;IF([.V9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94]=&quot;r&quot;;5;IF([.X94]=&quot;f&quot;;-1.25;0))" office:value-type="float" office:value="0" calcext:value-type="float">
            <text:p>0</text:p>
          </table:table-cell>
          <table:table-cell table:style-name="ce6" table:formula="of:=12+SUM([.C94:.Y94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95]=&quot;r&quot;;3;IF([.B9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95]=&quot;r&quot;;3;IF([.D9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95]=&quot;r&quot;;3;IF([.F9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95]=&quot;r&quot;;3;IF([.H95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95]=&quot;r&quot;;4;IF([.J9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95]=&quot;r&quot;;4;IF([.L9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95]=&quot;r&quot;;4;IF([.N9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95]=&quot;r&quot;;4;IF([.P9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95]=&quot;r&quot;;5;IF([.R9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95]=&quot;r&quot;;5;IF([.T9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95]=&quot;r&quot;;5;IF([.V9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95]=&quot;r&quot;;5;IF([.X95]=&quot;f&quot;;-1.25;0))" office:value-type="float" office:value="0" calcext:value-type="float">
            <text:p>0</text:p>
          </table:table-cell>
          <table:table-cell table:style-name="ce6" table:formula="of:=12+SUM([.C95:.Y95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96]=&quot;r&quot;;3;IF([.B9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96]=&quot;r&quot;;3;IF([.D9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96]=&quot;r&quot;;3;IF([.F9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96]=&quot;r&quot;;3;IF([.H96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96]=&quot;r&quot;;4;IF([.J9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96]=&quot;r&quot;;4;IF([.L9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96]=&quot;r&quot;;4;IF([.N9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96]=&quot;r&quot;;4;IF([.P9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96]=&quot;r&quot;;5;IF([.R9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96]=&quot;r&quot;;5;IF([.T9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96]=&quot;r&quot;;5;IF([.V9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96]=&quot;r&quot;;5;IF([.X96]=&quot;f&quot;;-1.25;0))" office:value-type="float" office:value="0" calcext:value-type="float">
            <text:p>0</text:p>
          </table:table-cell>
          <table:table-cell table:style-name="ce6" table:formula="of:=12+SUM([.C96:.Y96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97]=&quot;r&quot;;3;IF([.B9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97]=&quot;r&quot;;3;IF([.D9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97]=&quot;r&quot;;3;IF([.F9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97]=&quot;r&quot;;3;IF([.H97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97]=&quot;r&quot;;4;IF([.J9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97]=&quot;r&quot;;4;IF([.L9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97]=&quot;r&quot;;4;IF([.N9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97]=&quot;r&quot;;4;IF([.P9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97]=&quot;r&quot;;5;IF([.R9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97]=&quot;r&quot;;5;IF([.T9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97]=&quot;r&quot;;5;IF([.V9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97]=&quot;r&quot;;5;IF([.X97]=&quot;f&quot;;-1.25;0))" office:value-type="float" office:value="0" calcext:value-type="float">
            <text:p>0</text:p>
          </table:table-cell>
          <table:table-cell table:style-name="ce6" table:formula="of:=12+SUM([.C97:.Y97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98]=&quot;r&quot;;3;IF([.B9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98]=&quot;r&quot;;3;IF([.D9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98]=&quot;r&quot;;3;IF([.F9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98]=&quot;r&quot;;3;IF([.H98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98]=&quot;r&quot;;4;IF([.J9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98]=&quot;r&quot;;4;IF([.L9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98]=&quot;r&quot;;4;IF([.N9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98]=&quot;r&quot;;4;IF([.P9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98]=&quot;r&quot;;5;IF([.R9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98]=&quot;r&quot;;5;IF([.T9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98]=&quot;r&quot;;5;IF([.V9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98]=&quot;r&quot;;5;IF([.X98]=&quot;f&quot;;-1.25;0))" office:value-type="float" office:value="0" calcext:value-type="float">
            <text:p>0</text:p>
          </table:table-cell>
          <table:table-cell table:style-name="ce6" table:formula="of:=12+SUM([.C98:.Y98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99]=&quot;r&quot;;3;IF([.B9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99]=&quot;r&quot;;3;IF([.D9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99]=&quot;r&quot;;3;IF([.F9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99]=&quot;r&quot;;3;IF([.H99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99]=&quot;r&quot;;4;IF([.J9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99]=&quot;r&quot;;4;IF([.L9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99]=&quot;r&quot;;4;IF([.N9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99]=&quot;r&quot;;4;IF([.P9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99]=&quot;r&quot;;5;IF([.R9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99]=&quot;r&quot;;5;IF([.T9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99]=&quot;r&quot;;5;IF([.V9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99]=&quot;r&quot;;5;IF([.X99]=&quot;f&quot;;-1.25;0))" office:value-type="float" office:value="0" calcext:value-type="float">
            <text:p>0</text:p>
          </table:table-cell>
          <table:table-cell table:style-name="ce6" table:formula="of:=12+SUM([.C99:.Y99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00]=&quot;r&quot;;3;IF([.B10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00]=&quot;r&quot;;3;IF([.D10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00]=&quot;r&quot;;3;IF([.F10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00]=&quot;r&quot;;3;IF([.H100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00]=&quot;r&quot;;4;IF([.J10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00]=&quot;r&quot;;4;IF([.L10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00]=&quot;r&quot;;4;IF([.N10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00]=&quot;r&quot;;4;IF([.P10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00]=&quot;r&quot;;5;IF([.R10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00]=&quot;r&quot;;5;IF([.T10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00]=&quot;r&quot;;5;IF([.V10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00]=&quot;r&quot;;5;IF([.X100]=&quot;f&quot;;-1.25;0))" office:value-type="float" office:value="0" calcext:value-type="float">
            <text:p>0</text:p>
          </table:table-cell>
          <table:table-cell table:style-name="ce6" table:formula="of:=12+SUM([.C100:.Y100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01]=&quot;r&quot;;3;IF([.B10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01]=&quot;r&quot;;3;IF([.D10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01]=&quot;r&quot;;3;IF([.F10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01]=&quot;r&quot;;3;IF([.H101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01]=&quot;r&quot;;4;IF([.J10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01]=&quot;r&quot;;4;IF([.L10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01]=&quot;r&quot;;4;IF([.N10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01]=&quot;r&quot;;4;IF([.P10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01]=&quot;r&quot;;5;IF([.R10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01]=&quot;r&quot;;5;IF([.T10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01]=&quot;r&quot;;5;IF([.V10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01]=&quot;r&quot;;5;IF([.X101]=&quot;f&quot;;-1.25;0))" office:value-type="float" office:value="0" calcext:value-type="float">
            <text:p>0</text:p>
          </table:table-cell>
          <table:table-cell table:style-name="ce6" table:formula="of:=12+SUM([.C101:.Y101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02]=&quot;r&quot;;3;IF([.B10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02]=&quot;r&quot;;3;IF([.D10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02]=&quot;r&quot;;3;IF([.F10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02]=&quot;r&quot;;3;IF([.H102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02]=&quot;r&quot;;4;IF([.J10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02]=&quot;r&quot;;4;IF([.L10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02]=&quot;r&quot;;4;IF([.N10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02]=&quot;r&quot;;4;IF([.P10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02]=&quot;r&quot;;5;IF([.R10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02]=&quot;r&quot;;5;IF([.T10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02]=&quot;r&quot;;5;IF([.V10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02]=&quot;r&quot;;5;IF([.X102]=&quot;f&quot;;-1.25;0))" office:value-type="float" office:value="0" calcext:value-type="float">
            <text:p>0</text:p>
          </table:table-cell>
          <table:table-cell table:style-name="ce6" table:formula="of:=12+SUM([.C102:.Y102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03]=&quot;r&quot;;3;IF([.B10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03]=&quot;r&quot;;3;IF([.D10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03]=&quot;r&quot;;3;IF([.F10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03]=&quot;r&quot;;3;IF([.H103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03]=&quot;r&quot;;4;IF([.J10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03]=&quot;r&quot;;4;IF([.L10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03]=&quot;r&quot;;4;IF([.N10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03]=&quot;r&quot;;4;IF([.P10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03]=&quot;r&quot;;5;IF([.R10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03]=&quot;r&quot;;5;IF([.T10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03]=&quot;r&quot;;5;IF([.V10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03]=&quot;r&quot;;5;IF([.X103]=&quot;f&quot;;-1.25;0))" office:value-type="float" office:value="0" calcext:value-type="float">
            <text:p>0</text:p>
          </table:table-cell>
          <table:table-cell table:style-name="ce6" table:formula="of:=12+SUM([.C103:.Y103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04]=&quot;r&quot;;3;IF([.B10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04]=&quot;r&quot;;3;IF([.D10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04]=&quot;r&quot;;3;IF([.F10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04]=&quot;r&quot;;3;IF([.H104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04]=&quot;r&quot;;4;IF([.J10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04]=&quot;r&quot;;4;IF([.L10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04]=&quot;r&quot;;4;IF([.N10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04]=&quot;r&quot;;4;IF([.P10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04]=&quot;r&quot;;5;IF([.R10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04]=&quot;r&quot;;5;IF([.T10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04]=&quot;r&quot;;5;IF([.V10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04]=&quot;r&quot;;5;IF([.X104]=&quot;f&quot;;-1.25;0))" office:value-type="float" office:value="0" calcext:value-type="float">
            <text:p>0</text:p>
          </table:table-cell>
          <table:table-cell table:style-name="ce6" table:formula="of:=12+SUM([.C104:.Y104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05]=&quot;r&quot;;3;IF([.B10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05]=&quot;r&quot;;3;IF([.D10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05]=&quot;r&quot;;3;IF([.F10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05]=&quot;r&quot;;3;IF([.H105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05]=&quot;r&quot;;4;IF([.J10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05]=&quot;r&quot;;4;IF([.L10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05]=&quot;r&quot;;4;IF([.N10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05]=&quot;r&quot;;4;IF([.P10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05]=&quot;r&quot;;5;IF([.R10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05]=&quot;r&quot;;5;IF([.T10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05]=&quot;r&quot;;5;IF([.V10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05]=&quot;r&quot;;5;IF([.X105]=&quot;f&quot;;-1.25;0))" office:value-type="float" office:value="0" calcext:value-type="float">
            <text:p>0</text:p>
          </table:table-cell>
          <table:table-cell table:style-name="ce6" table:formula="of:=12+SUM([.C105:.Y105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06]=&quot;r&quot;;3;IF([.B10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06]=&quot;r&quot;;3;IF([.D10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06]=&quot;r&quot;;3;IF([.F10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06]=&quot;r&quot;;3;IF([.H106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06]=&quot;r&quot;;4;IF([.J10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06]=&quot;r&quot;;4;IF([.L10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06]=&quot;r&quot;;4;IF([.N10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06]=&quot;r&quot;;4;IF([.P10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06]=&quot;r&quot;;5;IF([.R10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06]=&quot;r&quot;;5;IF([.T10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06]=&quot;r&quot;;5;IF([.V10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06]=&quot;r&quot;;5;IF([.X106]=&quot;f&quot;;-1.25;0))" office:value-type="float" office:value="0" calcext:value-type="float">
            <text:p>0</text:p>
          </table:table-cell>
          <table:table-cell table:style-name="ce6" table:formula="of:=12+SUM([.C106:.Y106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07]=&quot;r&quot;;3;IF([.B10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07]=&quot;r&quot;;3;IF([.D10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07]=&quot;r&quot;;3;IF([.F10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07]=&quot;r&quot;;3;IF([.H107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07]=&quot;r&quot;;4;IF([.J10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07]=&quot;r&quot;;4;IF([.L10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07]=&quot;r&quot;;4;IF([.N10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07]=&quot;r&quot;;4;IF([.P10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07]=&quot;r&quot;;5;IF([.R10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07]=&quot;r&quot;;5;IF([.T10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07]=&quot;r&quot;;5;IF([.V10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07]=&quot;r&quot;;5;IF([.X107]=&quot;f&quot;;-1.25;0))" office:value-type="float" office:value="0" calcext:value-type="float">
            <text:p>0</text:p>
          </table:table-cell>
          <table:table-cell table:style-name="ce6" table:formula="of:=12+SUM([.C107:.Y107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08]=&quot;r&quot;;3;IF([.B10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08]=&quot;r&quot;;3;IF([.D10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08]=&quot;r&quot;;3;IF([.F10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08]=&quot;r&quot;;3;IF([.H108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08]=&quot;r&quot;;4;IF([.J10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08]=&quot;r&quot;;4;IF([.L10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08]=&quot;r&quot;;4;IF([.N10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08]=&quot;r&quot;;4;IF([.P10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08]=&quot;r&quot;;5;IF([.R10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08]=&quot;r&quot;;5;IF([.T10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08]=&quot;r&quot;;5;IF([.V10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08]=&quot;r&quot;;5;IF([.X108]=&quot;f&quot;;-1.25;0))" office:value-type="float" office:value="0" calcext:value-type="float">
            <text:p>0</text:p>
          </table:table-cell>
          <table:table-cell table:style-name="ce6" table:formula="of:=12+SUM([.C108:.Y108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09]=&quot;r&quot;;3;IF([.B10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09]=&quot;r&quot;;3;IF([.D10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09]=&quot;r&quot;;3;IF([.F10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09]=&quot;r&quot;;3;IF([.H109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09]=&quot;r&quot;;4;IF([.J10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09]=&quot;r&quot;;4;IF([.L10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09]=&quot;r&quot;;4;IF([.N10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09]=&quot;r&quot;;4;IF([.P10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09]=&quot;r&quot;;5;IF([.R10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09]=&quot;r&quot;;5;IF([.T10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09]=&quot;r&quot;;5;IF([.V10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09]=&quot;r&quot;;5;IF([.X109]=&quot;f&quot;;-1.25;0))" office:value-type="float" office:value="0" calcext:value-type="float">
            <text:p>0</text:p>
          </table:table-cell>
          <table:table-cell table:style-name="ce6" table:formula="of:=12+SUM([.C109:.Y109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10]=&quot;r&quot;;3;IF([.B11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10]=&quot;r&quot;;3;IF([.D11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10]=&quot;r&quot;;3;IF([.F11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10]=&quot;r&quot;;3;IF([.H110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10]=&quot;r&quot;;4;IF([.J11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10]=&quot;r&quot;;4;IF([.L11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10]=&quot;r&quot;;4;IF([.N11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10]=&quot;r&quot;;4;IF([.P11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10]=&quot;r&quot;;5;IF([.R11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10]=&quot;r&quot;;5;IF([.T11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10]=&quot;r&quot;;5;IF([.V11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10]=&quot;r&quot;;5;IF([.X110]=&quot;f&quot;;-1.25;0))" office:value-type="float" office:value="0" calcext:value-type="float">
            <text:p>0</text:p>
          </table:table-cell>
          <table:table-cell table:style-name="ce6" table:formula="of:=12+SUM([.C110:.Y110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11]=&quot;r&quot;;3;IF([.B11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11]=&quot;r&quot;;3;IF([.D11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11]=&quot;r&quot;;3;IF([.F11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11]=&quot;r&quot;;3;IF([.H111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11]=&quot;r&quot;;4;IF([.J11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11]=&quot;r&quot;;4;IF([.L11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11]=&quot;r&quot;;4;IF([.N11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11]=&quot;r&quot;;4;IF([.P11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11]=&quot;r&quot;;5;IF([.R11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11]=&quot;r&quot;;5;IF([.T11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11]=&quot;r&quot;;5;IF([.V11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11]=&quot;r&quot;;5;IF([.X111]=&quot;f&quot;;-1.25;0))" office:value-type="float" office:value="0" calcext:value-type="float">
            <text:p>0</text:p>
          </table:table-cell>
          <table:table-cell table:style-name="ce6" table:formula="of:=12+SUM([.C111:.Y111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12]=&quot;r&quot;;3;IF([.B11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12]=&quot;r&quot;;3;IF([.D11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12]=&quot;r&quot;;3;IF([.F112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12]=&quot;r&quot;;3;IF([.H112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12]=&quot;r&quot;;4;IF([.J11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12]=&quot;r&quot;;4;IF([.L11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12]=&quot;r&quot;;4;IF([.N112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12]=&quot;r&quot;;4;IF([.P112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12]=&quot;r&quot;;5;IF([.R11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12]=&quot;r&quot;;5;IF([.T11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12]=&quot;r&quot;;5;IF([.V112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12]=&quot;r&quot;;5;IF([.X112]=&quot;f&quot;;-1.25;0))" office:value-type="float" office:value="0" calcext:value-type="float">
            <text:p>0</text:p>
          </table:table-cell>
          <table:table-cell table:style-name="ce6" table:formula="of:=12+SUM([.C112:.Y112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13]=&quot;r&quot;;3;IF([.B11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13]=&quot;r&quot;;3;IF([.D11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13]=&quot;r&quot;;3;IF([.F113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13]=&quot;r&quot;;3;IF([.H113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13]=&quot;r&quot;;4;IF([.J11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13]=&quot;r&quot;;4;IF([.L11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13]=&quot;r&quot;;4;IF([.N113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13]=&quot;r&quot;;4;IF([.P113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13]=&quot;r&quot;;5;IF([.R11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13]=&quot;r&quot;;5;IF([.T11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13]=&quot;r&quot;;5;IF([.V113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13]=&quot;r&quot;;5;IF([.X113]=&quot;f&quot;;-1.25;0))" office:value-type="float" office:value="0" calcext:value-type="float">
            <text:p>0</text:p>
          </table:table-cell>
          <table:table-cell table:style-name="ce6" table:formula="of:=12+SUM([.C113:.Y113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14]=&quot;r&quot;;3;IF([.B11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14]=&quot;r&quot;;3;IF([.D11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14]=&quot;r&quot;;3;IF([.F114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14]=&quot;r&quot;;3;IF([.H114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14]=&quot;r&quot;;4;IF([.J11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14]=&quot;r&quot;;4;IF([.L11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14]=&quot;r&quot;;4;IF([.N114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14]=&quot;r&quot;;4;IF([.P114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14]=&quot;r&quot;;5;IF([.R11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14]=&quot;r&quot;;5;IF([.T11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14]=&quot;r&quot;;5;IF([.V114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14]=&quot;r&quot;;5;IF([.X114]=&quot;f&quot;;-1.25;0))" office:value-type="float" office:value="0" calcext:value-type="float">
            <text:p>0</text:p>
          </table:table-cell>
          <table:table-cell table:style-name="ce6" table:formula="of:=12+SUM([.C114:.Y114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15]=&quot;r&quot;;3;IF([.B11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15]=&quot;r&quot;;3;IF([.D11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15]=&quot;r&quot;;3;IF([.F115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15]=&quot;r&quot;;3;IF([.H115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15]=&quot;r&quot;;4;IF([.J11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15]=&quot;r&quot;;4;IF([.L11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15]=&quot;r&quot;;4;IF([.N115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15]=&quot;r&quot;;4;IF([.P115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15]=&quot;r&quot;;5;IF([.R11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15]=&quot;r&quot;;5;IF([.T11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15]=&quot;r&quot;;5;IF([.V115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15]=&quot;r&quot;;5;IF([.X115]=&quot;f&quot;;-1.25;0))" office:value-type="float" office:value="0" calcext:value-type="float">
            <text:p>0</text:p>
          </table:table-cell>
          <table:table-cell table:style-name="ce6" table:formula="of:=12+SUM([.C115:.Y115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16]=&quot;r&quot;;3;IF([.B11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16]=&quot;r&quot;;3;IF([.D11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16]=&quot;r&quot;;3;IF([.F116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16]=&quot;r&quot;;3;IF([.H116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16]=&quot;r&quot;;4;IF([.J11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16]=&quot;r&quot;;4;IF([.L11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16]=&quot;r&quot;;4;IF([.N116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16]=&quot;r&quot;;4;IF([.P116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16]=&quot;r&quot;;5;IF([.R11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16]=&quot;r&quot;;5;IF([.T11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16]=&quot;r&quot;;5;IF([.V116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16]=&quot;r&quot;;5;IF([.X116]=&quot;f&quot;;-1.25;0))" office:value-type="float" office:value="0" calcext:value-type="float">
            <text:p>0</text:p>
          </table:table-cell>
          <table:table-cell table:style-name="ce6" table:formula="of:=12+SUM([.C116:.Y116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17]=&quot;r&quot;;3;IF([.B11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17]=&quot;r&quot;;3;IF([.D11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17]=&quot;r&quot;;3;IF([.F117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17]=&quot;r&quot;;3;IF([.H117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17]=&quot;r&quot;;4;IF([.J11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17]=&quot;r&quot;;4;IF([.L11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17]=&quot;r&quot;;4;IF([.N117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17]=&quot;r&quot;;4;IF([.P117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17]=&quot;r&quot;;5;IF([.R11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17]=&quot;r&quot;;5;IF([.T11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17]=&quot;r&quot;;5;IF([.V117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17]=&quot;r&quot;;5;IF([.X117]=&quot;f&quot;;-1.25;0))" office:value-type="float" office:value="0" calcext:value-type="float">
            <text:p>0</text:p>
          </table:table-cell>
          <table:table-cell table:style-name="ce6" table:formula="of:=12+SUM([.C117:.Y117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18]=&quot;r&quot;;3;IF([.B11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18]=&quot;r&quot;;3;IF([.D11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18]=&quot;r&quot;;3;IF([.F118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18]=&quot;r&quot;;3;IF([.H118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18]=&quot;r&quot;;4;IF([.J11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18]=&quot;r&quot;;4;IF([.L11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18]=&quot;r&quot;;4;IF([.N118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18]=&quot;r&quot;;4;IF([.P118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18]=&quot;r&quot;;5;IF([.R11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18]=&quot;r&quot;;5;IF([.T11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18]=&quot;r&quot;;5;IF([.V118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18]=&quot;r&quot;;5;IF([.X118]=&quot;f&quot;;-1.25;0))" office:value-type="float" office:value="0" calcext:value-type="float">
            <text:p>0</text:p>
          </table:table-cell>
          <table:table-cell table:style-name="ce6" table:formula="of:=12+SUM([.C118:.Y118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19]=&quot;r&quot;;3;IF([.B11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19]=&quot;r&quot;;3;IF([.D11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19]=&quot;r&quot;;3;IF([.F119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19]=&quot;r&quot;;3;IF([.H119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19]=&quot;r&quot;;4;IF([.J11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19]=&quot;r&quot;;4;IF([.L11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19]=&quot;r&quot;;4;IF([.N119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19]=&quot;r&quot;;4;IF([.P119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19]=&quot;r&quot;;5;IF([.R11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19]=&quot;r&quot;;5;IF([.T11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19]=&quot;r&quot;;5;IF([.V119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19]=&quot;r&quot;;5;IF([.X119]=&quot;f&quot;;-1.25;0))" office:value-type="float" office:value="0" calcext:value-type="float">
            <text:p>0</text:p>
          </table:table-cell>
          <table:table-cell table:style-name="ce6" table:formula="of:=12+SUM([.C119:.Y119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20]=&quot;r&quot;;3;IF([.B12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20]=&quot;r&quot;;3;IF([.D12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20]=&quot;r&quot;;3;IF([.F120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20]=&quot;r&quot;;3;IF([.H120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20]=&quot;r&quot;;4;IF([.J12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20]=&quot;r&quot;;4;IF([.L12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20]=&quot;r&quot;;4;IF([.N120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20]=&quot;r&quot;;4;IF([.P120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20]=&quot;r&quot;;5;IF([.R12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20]=&quot;r&quot;;5;IF([.T12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20]=&quot;r&quot;;5;IF([.V120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20]=&quot;r&quot;;5;IF([.X120]=&quot;f&quot;;-1.25;0))" office:value-type="float" office:value="0" calcext:value-type="float">
            <text:p>0</text:p>
          </table:table-cell>
          <table:table-cell table:style-name="ce6" table:formula="of:=12+SUM([.C120:.Y120])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table:formula="of:=IF([.B121]=&quot;r&quot;;3;IF([.B12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D121]=&quot;r&quot;;3;IF([.D12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F121]=&quot;r&quot;;3;IF([.F121]=&quot;f&quot;;-0.75;0))" office:value-type="float" office:value="0" calcext:value-type="float">
            <text:p>0</text:p>
          </table:table-cell>
          <table:table-cell table:style-name="ce8"/>
          <table:table-cell table:style-name="ce6" table:formula="of:=IF([.H121]=&quot;r&quot;;3;IF([.H121]=&quot;f&quot;;-0.75;0))" office:value-type="float" office:value="0" calcext:value-type="float">
            <text:p>0</text:p>
          </table:table-cell>
          <table:table-cell table:style-name="ce10"/>
          <table:table-cell table:style-name="ce6" table:formula="of:=IF([.J121]=&quot;r&quot;;4;IF([.J12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L121]=&quot;r&quot;;4;IF([.L12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N121]=&quot;r&quot;;4;IF([.N121]=&quot;f&quot;;-1;0))" office:value-type="float" office:value="0" calcext:value-type="float">
            <text:p>0</text:p>
          </table:table-cell>
          <table:table-cell table:style-name="ce10"/>
          <table:table-cell table:style-name="ce6" table:formula="of:=IF([.P121]=&quot;r&quot;;4;IF([.P121]=&quot;f&quot;;-1;0))" office:value-type="float" office:value="0" calcext:value-type="float">
            <text:p>0</text:p>
          </table:table-cell>
          <table:table-cell table:style-name="ce11"/>
          <table:table-cell table:style-name="ce6" table:formula="of:=IF([.R121]=&quot;r&quot;;5;IF([.R12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T121]=&quot;r&quot;;5;IF([.T12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V121]=&quot;r&quot;;5;IF([.V121]=&quot;f&quot;;-1.25;0))" office:value-type="float" office:value="0" calcext:value-type="float">
            <text:p>0</text:p>
          </table:table-cell>
          <table:table-cell table:style-name="ce11"/>
          <table:table-cell table:style-name="ce6" table:formula="of:=IF([.X121]=&quot;r&quot;;5;IF([.X121]=&quot;f&quot;;-1.25;0))" office:value-type="float" office:value="0" calcext:value-type="float">
            <text:p>0</text:p>
          </table:table-cell>
          <table:table-cell table:style-name="ce6" table:formula="of:=12+SUM([.C121:.Y121])" office:value-type="float" office:value="12" calcext:value-type="float">
            <text:p>12</text:p>
          </table:table-cell>
          <table:table-cell table:number-columns-repeated="998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 table:number-rows-repeated="6541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2">
        <table:table-column table:style-name="co5" table:number-columns-repeated="257" table:default-cell-style-name="ce5"/>
        <table:table-column table:style-name="co5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3" table:style-name="ta3">
        <table:table-column table:style-name="co5" table:number-columns-repeated="257" table:default-cell-style-name="ce5"/>
        <table:table-column table:style-name="co5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.00.0000</text:date>, <text:time style:data-style-name="N2" text:time-value="04:52:23.9026733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a</meta:initial-creator>
    <dc:date>2017-12-11T04:53:47.542704639</dc:date>
    <meta:editing-cycles>45</meta:editing-cycles>
    <meta:editing-duration>PT41M56S</meta:editing-duration>
    <meta:generator>LibreOffice/4.3.3.2$Linux_X86_64 LibreOffice_project/430m0$Build-2</meta:generator>
    <dc:creator>heike </dc:creator>
    <meta:document-statistic meta:table-count="3" meta:cell-count="1549" meta:object-count="0"/>
  </office:meta>
</office:document-meta>
</file>